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514" officeooo:paragraph-rsid="0013c514"/>
    </style:style>
    <style:style style:name="P2" style:family="paragraph" style:parent-style-name="Standard">
      <style:text-properties officeooo:rsid="00141588" officeooo:paragraph-rsid="00141588"/>
    </style:style>
    <style:style style:name="P3" style:family="paragraph" style:parent-style-name="Standard">
      <style:text-properties officeooo:rsid="0015315b" officeooo:paragraph-rsid="0015315b"/>
    </style:style>
    <style:style style:name="T1" style:family="text">
      <style:text-properties officeooo:rsid="001914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-ga-1007$ cd </text:p>
      <text:p text:style-name="P1">ds-ga-1007$ pwd </text:p>
      <text:p text:style-name="P1">/home/ds-ga-1007 </text:p>
      <text:p text:style-name="P1">ds-ga-1007$ ls -al </text:p>
      <text:p text:style-name="P1">total 14<text:span text:style-name="T1">0</text:span></text:p>
      <text:p text:style-name="P1">drwxr-xr-x 18 ds-ga-1007 ds-ga-1007 4096 Sep 10 23:55 . </text:p>
      <text:p text:style-name="P1">drwxr-xr-x <text:s/>3 root <text:s text:c="6"/>root <text:s text:c="6"/>4096 Aug 29 10:09 .. </text:p>
      <text:p text:style-name="P1">-rw------- <text:s/>1 ds-ga-1007 ds-ga-1007 1191 Sep 11 09:07 .bash_history </text:p>
      <text:p text:style-name="P1">-rw-r--r-- <text:s/>1 ds-ga-1007 ds-ga-1007 <text:s/>220 Aug 29 10:09 .bash_logout </text:p>
      <text:p text:style-name="P1">-rw-r--r-- <text:s/>1 ds-ga-1007 ds-ga-1007 3680 Sep <text:s/>3 17:43 .bashrc </text:p>
      <text:p text:style-name="P1">drwx------ 20 ds-ga-1007 ds-ga-1007 4096 Aug 29 14:29 .cache </text:p>
      <text:p text:style-name="P1">drwx------ <text:s/>3 ds-ga-1007 ds-ga-1007 4096 Aug 29 10:17 .compiz </text:p>
      <text:p text:style-name="P1">drwx------ 17 ds-ga-1007 ds-ga-1007 4096 Sep <text:s/>3 17:50 .config </text:p>
      <text:p text:style-name="P1">drwxr-xr-x <text:s/>4 ds-ga-1007 ds-ga-1007 4096 Sep <text:s/>3 19:56 Desktop </text:p>
      <text:p text:style-name="P1">drwxr-xr-x <text:s/>2 ds-ga-1007 ds-ga-1007 4096 Aug 29 10:11 Documents </text:p>
      <text:p text:style-name="P1">drwxr-xr-x <text:s/>2 ds-ga-1007 ds-ga-1007 4096 Aug 29 14:28 Downloads </text:p>
      <text:p text:style-name="P1">drwxrwxr-x <text:s/>3 ds-ga-1007 ds-ga-1007 4096 Aug 29 11:43 .eclipse </text:p>
      <text:p text:style-name="P1">-rw-r--r-- <text:s/>1 ds-ga-1007 ds-ga-1007 8980 Aug 29 10:09 examples.desktop </text:p>
      <text:p text:style-name="P1">drwx------ <text:s/>3 ds-ga-1007 ds-ga-1007 4096 Sep 10 23:55 .gconf </text:p>
      <text:p text:style-name="P1">-rw-rw-r-- <text:s/>1 ds-ga-1007 ds-ga-1007 <text:s text:c="2"/>86 Sep <text:s/>3 17:21 hello_world.py </text:p>
      <text:p text:style-name="P1">-rw------- <text:s/>1 ds-ga-1007 ds-ga-1007 4440 Sep 10 23:55 .ICEauthority </text:p>
      <text:p text:style-name="P1">drwxr-xr-x <text:s/>3 ds-ga-1007 ds-ga-1007 4096 Aug 29 10:11 .local </text:p>
      <text:p text:style-name="P1">drwx------ <text:s/>4 ds-ga-1007 ds-ga-1007 4096 Aug 29 10:24 .mozilla </text:p>
      <text:p text:style-name="P1">drwxr-xr-x <text:s/>2 ds-ga-1007 ds-ga-1007 4096 Aug 29 10:11 Music </text:p>
      <text:p text:style-name="P1">drwxr-xr-x <text:s/>2 ds-ga-1007 ds-ga-1007 4096 Aug 29 10:11 Pictures </text:p>
      <text:p text:style-name="P1">-rw-r--r-- <text:s/>1 ds-ga-1007 ds-ga-1007 <text:s/>675 Aug 29 10:09 .profile </text:p>
      <text:p text:style-name="P1">drwxr-xr-x <text:s/>2 ds-ga-1007 ds-ga-1007 4096 Aug 29 10:11 Public </text:p>
      <text:p text:style-name="P1">drwxrwxr-x <text:s/>3 ds-ga-1007 ds-ga-1007 4096 Aug 29 11:43 .swt </text:p>
      <text:p text:style-name="P1">drwxr-xr-x <text:s/>2 ds-ga-1007 ds-ga-1007 4096 Aug 29 10:11 Templates </text:p>
      <text:p text:style-name="P1">-rw-r----- <text:s/>1 ds-ga-1007 ds-ga-1007 <text:s text:c="3"/>5 Sep 10 23:55 .vboxclient-clipboard.pid </text:p>
      <text:p text:style-name="P1">-rw-r----- <text:s/>1 ds-ga-1007 ds-ga-1007 <text:s text:c="3"/>5 Sep 10 23:55 .vboxclient-display.pid </text:p>
      <text:p text:style-name="P1">-rw-r----- <text:s/>1 ds-ga-1007 ds-ga-1007 <text:s text:c="3"/>5 Sep 10 23:55 .vboxclient-draganddrop.pid </text:p>
      <text:p text:style-name="P1">-rw-r----- <text:s/>1 ds-ga-1007 ds-ga-1007 <text:s text:c="3"/>5 Sep 10 23:55 .vboxclient-seamless.pid </text:p>
      <text:p text:style-name="P1">drwxr-xr-x <text:s/>2 ds-ga-1007 ds-ga-1007 4096 Aug 29 10:11 Videos </text:p>
      <text:p text:style-name="P1">-rw------- <text:s/>1 ds-ga-1007 ds-ga-1007 <text:s text:c="2"/>64 Sep 10 23:55 .Xauthority </text:p>
      <text:p text:style-name="P1">-rw------- <text:s/>1 ds-ga-1007 ds-ga-1007 <text:s/>955 Sep 10 23:55 .xsession-errors </text:p>
      <text:p text:style-name="P1">-rw------- <text:s/>1 ds-ga-1007 ds-ga-1007 <text:s/>955 Sep 10 16:37 .xsession-errors.old </text:p>
      <text:p text:style-name="P1">ds-ga-1007$ cd . </text:p>
      <text:p text:style-name="P1">ds-ga-1007$ pwd </text:p>
      <text:p text:style-name="P1">/home/ds-ga-1007 </text:p>
      <text:p text:style-name="P1">ds-ga-1007$ cd .. </text:p>
      <text:p text:style-name="P1">ds-ga-1007$ pwd </text:p>
      <text:p text:style-name="P1">/home </text:p>
      <text:p text:style-name="P1">ds-ga-1007$ ls -al </text:p>
      <text:p text:style-name="P1">total 12 </text:p>
      <text:p text:style-name="P1">drwxr-xr-x <text:s/>3 root <text:s text:c="6"/>root <text:s text:c="6"/>4096 Aug 29 10:09 . </text:p>
      <text:p text:style-name="P1">drwxr-xr-x 23 root <text:s text:c="6"/>root <text:s text:c="6"/>4096 Aug 29 15:03 .. </text:p>
      <text:p text:style-name="P1">drwxr-xr-x 18 ds-ga-1007 ds-ga-1007 4096 Sep 10 23:55 ds-ga-1007 </text:p>
      <text:p text:style-name="P1">ds-ga-1007$ cd .. </text:p>
      <text:p text:style-name="P1"><text:soft-page-break/>ds-ga-1007$ pwd </text:p>
      <text:p text:style-name="P1">/ </text:p>
      <text:p text:style-name="P1">ds-ga-1007$ ls -al </text:p>
      <text:p text:style-name="P1">total 104 </text:p>
      <text:p text:style-name="P1">drwxr-xr-x <text:s/>23 root root <text:s/>4096 Aug 29 15:03 . </text:p>
      <text:p text:style-name="P1">drwxr-xr-x <text:s/>23 root root <text:s/>4096 Aug 29 15:03 .. </text:p>
      <text:p text:style-name="P1">drwxr-xr-x <text:s text:c="2"/>2 root root <text:s/>4096 Aug 29 15:03 bin </text:p>
      <text:p text:style-name="P1">drwxr-xr-x <text:s text:c="2"/>3 root root <text:s/>4096 Sep <text:s/>3 17:01 boot </text:p>
      <text:p text:style-name="P1">drwxr-xr-x <text:s text:c="2"/>2 root root <text:s/>4096 Aug 29 10:08 cdrom </text:p>
      <text:p text:style-name="P1">drwxr-xr-x <text:s/>15 root root <text:s/>4100 Sep 10 23:55 dev </text:p>
      <text:p text:style-name="P1">drwxr-xr-x 133 root root 12288 Sep 10 23:55 etc </text:p>
      <text:p text:style-name="P1">drwxr-xr-x <text:s text:c="2"/>3 root root <text:s/>4096 Aug 29 10:09 home </text:p>
      <text:p text:style-name="P1">lrwxrwxrwx <text:s text:c="2"/>1 root root <text:s text:c="3"/>33 Aug 29 15:03 initrd.img -&gt; boot/initrd.img-3.13.0-35-generic </text:p>
      <text:p text:style-name="P1">lrwxrwxrwx <text:s text:c="2"/>1 root root <text:s text:c="3"/>33 Aug 29 10:10 initrd.img.old -&gt; boot/initrd.img-3.13.0-32-generic </text:p>
      <text:p text:style-name="P1">drwxr-xr-x <text:s/>23 root root <text:s/>4096 Aug 29 10:10 lib </text:p>
      <text:p text:style-name="P1">drwxr-xr-x <text:s text:c="2"/>2 root root <text:s/>4096 Aug 29 15:02 lib64 </text:p>
      <text:p text:style-name="P1">drwx------ <text:s text:c="2"/>2 root root 16384 Aug 29 10:07 lost+found </text:p>
      <text:p text:style-name="P1">drwxr-xr-x <text:s text:c="2"/>3 root root <text:s/>4096 Aug 29 10:16 media </text:p>
      <text:p text:style-name="P1">drwxr-xr-x <text:s text:c="2"/>2 root root <text:s/>4096 Apr 10 18:12 mnt </text:p>
      <text:p text:style-name="P1">drwxr-xr-x <text:s text:c="2"/>3 root root <text:s/>4096 Aug 29 10:16 opt </text:p>
      <text:p text:style-name="P1">dr-xr-xr-x 166 root root <text:s text:c="4"/>0 Sep 10 23:54 proc </text:p>
      <text:p text:style-name="P1">drwx------ <text:s text:c="2"/>2 root root <text:s/>4096 Aug 29 10:10 root </text:p>
      <text:p text:style-name="P1">drwxr-xr-x <text:s/>22 root root <text:s text:c="2"/>740 Sep 10 23:55 run </text:p>
      <text:p text:style-name="P1">drwxr-xr-x <text:s text:c="2"/>2 root root 12288 Aug 29 15:13 sbin </text:p>
      <text:p text:style-name="P1">drwxr-xr-x <text:s text:c="2"/>2 root root <text:s/>4096 Jul 22 17:57 srv </text:p>
      <text:p text:style-name="P1">dr-xr-xr-x <text:s/>13 root root <text:s text:c="4"/>0 Sep 10 23:54 sys </text:p>
      <text:p text:style-name="P1">drwxrwxrwt <text:s text:c="2"/>5 root root <text:s/>4096 Sep 11 08:17 tmp </text:p>
      <text:p text:style-name="P1">drwxr-xr-x <text:s/>10 root root <text:s/>4096 Jul 22 17:57 usr </text:p>
      <text:p text:style-name="P1">drwxr-xr-x <text:s/>13 root root <text:s/>4096 Jul 22 18:28 var </text:p>
      <text:p text:style-name="P1">lrwxrwxrwx <text:s text:c="2"/>1 root root <text:s text:c="3"/>30 Aug 29 15:03 vmlinuz -&gt; boot/vmlinuz-3.13.0-35-generic </text:p>
      <text:p text:style-name="P1">lrwxrwxrwx <text:s text:c="2"/>1 root root <text:s text:c="3"/>30 Aug 29 10:10 vmlinuz.old -&gt; boot/vmlinuz-3.13.0-32-generic </text:p>
      <text:p text:style-name="P1">ds-ga-1007$ cd .. </text:p>
      <text:p text:style-name="P1">ds-ga-1007$ pwd </text:p>
      <text:p text:style-name="P1">/ </text:p>
      <text:p text:style-name="P1">ds-ga-1007$ cd /etc </text:p>
      <text:p text:style-name="P1">ds-ga-1007$ cat hosts </text:p>
      <text:p text:style-name="P1">127.0.0.1<text:tab/>localhost </text:p>
      <text:p text:style-name="P1">127.0.1.1<text:tab/>dsga1007-VirtualBox </text:p>
      <text:p text:style-name="P1"/>
      <text:p text:style-name="P1"># The following lines are desirable for IPv6 capable hosts </text:p>
      <text:p text:style-name="P1">::1 <text:s text:c="4"/>ip6-localhost ip6-loopback </text:p>
      <text:p text:style-name="P1">fe00::0 ip6-localnet </text:p>
      <text:p text:style-name="P1">ff00::0 ip6-mcastprefix </text:p>
      <text:p text:style-name="P1">ff02::1 ip6-allnodes </text:p>
      <text:p text:style-name="P1">ff02::2 ip6-allrouters </text:p>
      <text:p text:style-name="P1">ds-ga-1007$ cd - </text:p>
      <text:p text:style-name="P1">/ </text:p>
      <text:p text:style-name="P1">ds-ga-1007$ pwd </text:p>
      <text:p text:style-name="P1">/ </text:p>
      <text:p text:style-name="P1"><text:soft-page-break/>ds-ga-1007$ </text:p>
      <text:p text:style-name="P1"/>
      <text:p text:style-name="P1"/>
      <text:p text:style-name="P1">continue</text:p>
      <text:p text:style-name="P1">ds-ga-1007$ ls /bin </text:p>
      <text:p text:style-name="P1">bash <text:s text:c="17"/>fgconsole <text:s text:c="2"/>nc <text:s text:c="22"/>sed </text:p>
      <text:p text:style-name="P1">bunzip2 <text:s text:c="14"/>fgrep <text:s text:c="6"/>nc.openbsd <text:s text:c="14"/>setfacl </text:p>
      <text:p text:style-name="P1">busybox <text:s text:c="14"/>findmnt <text:s text:c="4"/>netcat <text:s text:c="18"/>setfont </text:p>
      <text:p text:style-name="P1">bzcat <text:s text:c="16"/>fuser <text:s text:c="6"/>netstat <text:s text:c="17"/>setupcon </text:p>
      <text:p text:style-name="P1">bzcmp <text:s text:c="16"/>fusermount <text:s/>nisdomainname <text:s text:c="11"/>sh </text:p>
      <text:p text:style-name="P1">bzdiff <text:s text:c="15"/>getfacl <text:s text:c="4"/>ntfs-3g <text:s text:c="17"/>sh.distrib </text:p>
      <text:p text:style-name="P1">bzegrep <text:s text:c="14"/>grep <text:s text:c="7"/>ntfs-3g.probe <text:s text:c="11"/>sleep </text:p>
      <text:p text:style-name="P1">bzexe <text:s text:c="16"/>gunzip <text:s text:c="5"/>ntfs-3g.secaudit <text:s text:c="8"/>ss </text:p>
      <text:p text:style-name="P1">bzfgrep <text:s text:c="14"/>gzexe <text:s text:c="6"/>ntfs-3g.usermap <text:s text:c="9"/>static-sh </text:p>
      <text:p text:style-name="P1">bzgrep <text:s text:c="15"/>gzip <text:s text:c="7"/>ntfscat <text:s text:c="17"/>stty </text:p>
      <text:p text:style-name="P1">bzip2 <text:s text:c="16"/>hostname <text:s text:c="3"/>ntfsck <text:s text:c="18"/>su </text:p>
      <text:p text:style-name="P1">bzip2recover <text:s text:c="9"/>ip <text:s text:c="9"/>ntfscluster <text:s text:c="13"/>sync </text:p>
      <text:p text:style-name="P1">bzless <text:s text:c="15"/>kbd_mode <text:s text:c="3"/>ntfscmp <text:s text:c="17"/>tailf </text:p>
      <text:p text:style-name="P1">bzmore <text:s text:c="15"/>kill <text:s text:c="7"/>ntfsdump_logfile <text:s text:c="8"/>tar </text:p>
      <text:p text:style-name="P1">cat <text:s text:c="18"/>kmod <text:s text:c="7"/>ntfsfix <text:s text:c="17"/>tempfile </text:p>
      <text:p text:style-name="P1">chacl <text:s text:c="16"/>less <text:s text:c="7"/>ntfsinfo <text:s text:c="16"/>touch </text:p>
      <text:p text:style-name="P1">chgrp <text:s text:c="16"/>lessecho <text:s text:c="3"/>ntfsls <text:s text:c="18"/>true </text:p>
      <text:p text:style-name="P1">chmod <text:s text:c="16"/>lessfile <text:s text:c="3"/>ntfsmftalloc <text:s text:c="12"/>udevadm </text:p>
      <text:p text:style-name="P1">chown <text:s text:c="16"/>lesskey <text:s text:c="4"/>ntfsmove <text:s text:c="16"/>ulockmgr_server </text:p>
      <text:p text:style-name="P1">chvt <text:s text:c="17"/>lesspipe <text:s text:c="3"/>ntfstruncate <text:s text:c="12"/>umount </text:p>
      <text:p text:style-name="P1">cp <text:s text:c="19"/>ln <text:s text:c="9"/>ntfswipe <text:s text:c="16"/>uname </text:p>
      <text:p text:style-name="P1">cpio <text:s text:c="17"/>loadkeys <text:s text:c="3"/>open <text:s text:c="20"/>uncompress </text:p>
      <text:p text:style-name="P1">dash <text:s text:c="17"/>login <text:s text:c="6"/>openvt <text:s text:c="18"/>unicode_start </text:p>
      <text:p text:style-name="P1">date <text:s text:c="17"/>loginctl <text:s text:c="3"/>pidof <text:s text:c="19"/>vdir </text:p>
      <text:p text:style-name="P1">dbus-cleanup-sockets <text:s/>lowntfs-3g <text:s/>ping <text:s text:c="20"/>vmmouse_detect </text:p>
      <text:p text:style-name="P1">dbus-daemon <text:s text:c="10"/>ls <text:s text:c="9"/>ping6 <text:s text:c="19"/>which </text:p>
      <text:p text:style-name="P1">dbus-uuidgen <text:s text:c="9"/>lsblk <text:s text:c="6"/>plymouth <text:s text:c="16"/>whiptail </text:p>
      <text:p text:style-name="P1">dd <text:s text:c="19"/>lsmod <text:s text:c="6"/>plymouth-upstart-bridge <text:s/>ypdomainname </text:p>
      <text:p text:style-name="P1">df <text:s text:c="19"/>mkdir <text:s text:c="6"/>ps <text:s text:c="22"/>zcat </text:p>
      <text:p text:style-name="P1">dir <text:s text:c="18"/>mknod <text:s text:c="6"/>pwd <text:s text:c="21"/>zcmp </text:p>
      <text:p text:style-name="P1">dmesg <text:s text:c="16"/>mktemp <text:s text:c="5"/>rbash <text:s text:c="19"/>zdiff </text:p>
      <text:p text:style-name="P1">dnsdomainname <text:s text:c="8"/>more <text:s text:c="7"/>readlink <text:s text:c="16"/>zegrep </text:p>
      <text:p text:style-name="P1">domainname <text:s text:c="11"/>mount <text:s text:c="6"/>red <text:s text:c="21"/>zfgrep </text:p>
      <text:p text:style-name="P1">dumpkeys <text:s text:c="13"/>mountpoint <text:s/>rm <text:s text:c="22"/>zforce </text:p>
      <text:p text:style-name="P1">echo <text:s text:c="17"/>mt <text:s text:c="9"/>rmdir <text:s text:c="19"/>zgrep </text:p>
      <text:p text:style-name="P1">ed <text:s text:c="19"/>mt-gnu <text:s text:c="5"/>rnano <text:s text:c="19"/>zless </text:p>
      <text:p text:style-name="P1">egrep <text:s text:c="16"/>mv <text:s text:c="9"/>running-in-container <text:s text:c="4"/>zmore </text:p>
      <text:p text:style-name="P1">false <text:s text:c="16"/>nano <text:s text:c="7"/>run-parts <text:s text:c="15"/>znew </text:p>
      <text:p text:style-name="P1"/>
      <text:p text:style-name="P1"/>
      <text:p text:style-name="P1">look in usr/bin</text:p>
      <text:p text:style-name="P1"/>
      <text:p text:style-name="P1">dpkg-maintscript-helper <text:s text:c="9"/>purple-send </text:p>
      <text:p text:style-name="P1">dpkg-query <text:s text:c="22"/>purple-send-async </text:p>
      <text:p text:style-name="P1"><text:soft-page-break/>dpkg-split <text:s text:c="22"/>purple-url-handler </text:p>
      <text:p text:style-name="P1">dpkg-statoverride <text:s text:c="15"/>pwdx </text:p>
      <text:p text:style-name="P1">dpkg-trigger <text:s text:c="20"/>pxelinux-options </text:p>
      <text:p text:style-name="P1">du <text:s text:c="30"/>py3clean </text:p>
      <text:p text:style-name="P1">dumpkeys <text:s text:c="24"/>py3compile </text:p>
      <text:p text:style-name="P1">duplicity <text:s text:c="23"/>py3versions </text:p>
      <text:p text:style-name="P1">dvd-ram-control <text:s text:c="17"/>pybuild </text:p>
      <text:p text:style-name="P1">dvd+rw-booktype <text:s text:c="17"/>pyclean </text:p>
      <text:p text:style-name="P1">dvd+rw-format <text:s text:c="19"/>pycolor </text:p>
      <text:p text:style-name="P1">dvd+rw-mediainfo <text:s text:c="16"/>pycompile </text:p>
      <text:p text:style-name="P1">dvipdf <text:s text:c="26"/>pydoc </text:p>
      <text:p text:style-name="P1">dwp <text:s text:c="29"/>pydoc2.7 </text:p>
      <text:p text:style-name="P1">edit <text:s text:c="28"/>pydoc3 </text:p>
      <text:p text:style-name="P1">editdiff <text:s text:c="24"/>pydoc3.4 </text:p>
      <text:p text:style-name="P1">editor <text:s text:c="26"/>pygettext </text:p>
      <text:p text:style-name="P1">editres <text:s text:c="25"/>pygettext2.7 </text:p>
      <text:p text:style-name="P1">eject <text:s text:c="27"/>pygettext3 </text:p>
      <text:p text:style-name="P1">elfedit <text:s text:c="25"/>pygettext3.4 </text:p>
      <text:p text:style-name="P1">empathy <text:s text:c="25"/>pygmentize </text:p>
      <text:p text:style-name="P1">empathy-accounts <text:s text:c="16"/>pyhtmlizer </text:p>
      <text:p text:style-name="P1">empathy-debugger <text:s text:c="16"/>python </text:p>
      <text:p text:style-name="P1">enc2xs <text:s text:c="26"/>python2 </text:p>
      <text:p text:style-name="P1">enchant <text:s text:c="25"/>python2.7 </text:p>
      <text:p text:style-name="P1">enchant-lsmod <text:s text:c="19"/>python2.7-config </text:p>
      <text:p text:style-name="P1">env <text:s text:c="29"/>python2-config </text:p>
      <text:p text:style-name="P1">envsubst <text:s text:c="24"/>python3 </text:p>
      <text:p text:style-name="P1">eog <text:s text:c="29"/>python3.4 </text:p>
      <text:p text:style-name="P1">eps2eps <text:s text:c="25"/>python3.4m </text:p>
      <text:p text:style-name="P1">eqn <text:s text:c="29"/>python3m </text:p>
      <text:p text:style-name="P1">esc-m <text:s text:c="27"/>python-config </text:p>
      <text:p text:style-name="P1">evince <text:s text:c="26"/>pyvenv-3.4 </text:p>
      <text:p text:style-name="P1">evince-previewer <text:s text:c="16"/>pyversions </text:p>
      <text:p text:style-name="P1">evince-thumbnailer <text:s text:c="14"/>qcollectiongenerator </text:p>
      <text:p text:style-name="P1">ex <text:s text:c="30"/>qdbus </text:p>
      <text:p text:style-name="P1">expand <text:s text:c="26"/>qdbuscpp2xml </text:p>
      <text:p text:style-name="P1">expiry <text:s text:c="26"/>qdbusviewer </text:p>
      <text:p text:style-name="P1">expr <text:s text:c="28"/>qdbusxml2cpp </text:p>
      <text:p text:style-name="P1">f2py <text:s text:c="28"/>qdoc </text:p>
      <text:p text:style-name="P1">f2py2.7 <text:s text:c="25"/>qdoc3 </text:p>
      <text:p text:style-name="P1">factor <text:s text:c="26"/>qglinfo </text:p>
      <text:p text:style-name="P1">faillog <text:s text:c="25"/>qhelpconverter </text:p>
      <text:p text:style-name="P1">fallocate <text:s text:c="23"/>qhelpgenerator </text:p>
      <text:p text:style-name="P1">fc-cache <text:s text:c="24"/>qmake </text:p>
      <text:p text:style-name="P1">fc-cat <text:s text:c="26"/>qml </text:p>
      <text:p text:style-name="P1">fc-list <text:s text:c="25"/>qml1plugindump </text:p>
      <text:p text:style-name="P1">fc-match <text:s text:c="24"/>qmlbundle </text:p>
      <text:p text:style-name="P1">fc-pattern <text:s text:c="22"/>qmlimportscanner </text:p>
      <text:p text:style-name="P1">fc-query <text:s text:c="24"/>qmlmin </text:p>
      <text:p text:style-name="P1">fc-scan <text:s text:c="25"/>qmlplugindump </text:p>
      <text:p text:style-name="P1"><text:soft-page-break/>fc-validate <text:s text:c="21"/>qmlprofiler </text:p>
      <text:p text:style-name="P1">file <text:s text:c="28"/>qmlscene </text:p>
      <text:p text:style-name="P1">file-roller <text:s text:c="21"/>qmltestrunner </text:p>
      <text:p text:style-name="P1">filterdiff <text:s text:c="22"/>qmlviewer </text:p>
      <text:p text:style-name="P1">find <text:s text:c="28"/>qpdf </text:p>
      <text:p text:style-name="P1">find2perl <text:s text:c="23"/>qpdldecode </text:p>
      <text:p text:style-name="P1">firefox <text:s text:c="25"/>qtchooser </text:p>
      <text:p text:style-name="P1">fixcvsdiff <text:s text:c="22"/>qtconfig </text:p>
      <text:p text:style-name="P1">fix-qdf <text:s text:c="25"/>qtpaths </text:p>
      <text:p text:style-name="P1">flipdiff <text:s text:c="24"/>quirks-handler </text:p>
      <text:p text:style-name="P1">flock <text:s text:c="27"/>ranlib </text:p>
      <text:p text:style-name="P1">fmt <text:s text:c="29"/>rcc </text:p>
      <text:p text:style-name="P1">fold <text:s text:c="28"/>rcp </text:p>
      <text:p text:style-name="P1">font2c <text:s text:c="26"/>rctest </text:p>
      <text:p text:style-name="P1">fonttosfnt <text:s text:c="22"/>rdiffdir </text:p>
      <text:p text:style-name="P1">foo2hbpl2 <text:s text:c="23"/>readelf </text:p>
      <text:p text:style-name="P1">foo2hbpl2-wrapper <text:s text:c="15"/>readom </text:p>
      <text:p text:style-name="P1">foo2hiperc <text:s text:c="22"/>recode-sr-latin </text:p>
      <text:p text:style-name="P1">foo2hiperc-wrapper <text:s text:c="14"/>recountdiff </text:p>
      <text:p text:style-name="P1">foo2hp <text:s text:c="26"/>rediff </text:p>
      <text:p text:style-name="P1">foo2hp2600-wrapper <text:s text:c="14"/>remmina </text:p>
      <text:p text:style-name="P1">foo2lava <text:s text:c="24"/>rename </text:p>
      <text:p text:style-name="P1">foo2lava-wrapper <text:s text:c="16"/>rename.ul </text:p>
      <text:p text:style-name="P1">foo2oak <text:s text:c="25"/>rendercheck </text:p>
      <text:p text:style-name="P1">foo2oak-wrapper <text:s text:c="17"/>renice </text:p>
      <text:p text:style-name="P1">foo2qpdl <text:s text:c="24"/>reset </text:p>
      <text:p text:style-name="P1">foo2qpdl-wrapper <text:s text:c="16"/>resize </text:p>
      <text:p text:style-name="P1">foo2slx <text:s text:c="25"/>resizecons </text:p>
      <text:p text:style-name="P1">foo2slx-wrapper <text:s text:c="17"/>resizepart </text:p>
      <text:p text:style-name="P1">foo2xqx <text:s text:c="25"/>rev </text:p>
      <text:p text:style-name="P1">foo2xqx-wrapper <text:s text:c="17"/>rfcomm </text:p>
      <text:p text:style-name="P1">foo2zjs <text:s text:c="25"/>rgrep </text:p>
      <text:p text:style-name="P1">foo2zjs-icc2ps <text:s text:c="18"/>rhythmbox </text:p>
      <text:p text:style-name="P1">foo2zjs-pstops <text:s text:c="18"/>rhythmbox-client </text:p>
      <text:p text:style-name="P1">foo2zjs-wrapper <text:s text:c="17"/>rlogin </text:p>
      <text:p text:style-name="P1">free <text:s text:c="28"/>rmid </text:p>
      <text:p text:style-name="P1">friends-dispatcher <text:s text:c="14"/>rmiregistry </text:p>
      <text:p text:style-name="P1">friends-service <text:s text:c="17"/>routef </text:p>
      <text:p text:style-name="P1">from <text:s text:c="28"/>routel </text:p>
      <text:p text:style-name="P1">fslsfonts <text:s text:c="23"/>rpcclient </text:p>
      <text:p text:style-name="P1">fstobdf <text:s text:c="25"/>rpcgen </text:p>
      <text:p text:style-name="P1">ftp <text:s text:c="29"/>rpl8 </text:p>
      <text:p text:style-name="P1">funzip <text:s text:c="26"/>rsh </text:p>
      <text:p text:style-name="P1">g++ <text:s text:c="29"/>rstart </text:p>
      <text:p text:style-name="P1">g++-4.8 <text:s text:c="25"/>rstartd </text:p>
      <text:p text:style-name="P1">gamma4scanimage <text:s text:c="17"/>rsync </text:p>
      <text:p text:style-name="P1">gatttool <text:s text:c="24"/>rtstat </text:p>
      <text:p text:style-name="P1">gcalccmd <text:s text:c="24"/>runcon </text:p>
      <text:p text:style-name="P1">gcc <text:s text:c="29"/>run-mailcap </text:p>
      <text:p text:style-name="P1"><text:soft-page-break/>gcc-4.8 <text:s text:c="25"/>run-with-aspell </text:p>
      <text:p text:style-name="P1">gcc-ar <text:s text:c="26"/>runxlrd </text:p>
      <text:p text:style-name="P1">gcc-ar-4.8 <text:s text:c="22"/>rview </text:p>
      <text:p text:style-name="P1">gcc-nm <text:s text:c="26"/>s2p </text:p>
      <text:p text:style-name="P1">gcc-nm-4.8 <text:s text:c="22"/>samba-regedit </text:p>
      <text:p text:style-name="P1">gcc-ranlib <text:s text:c="22"/>samba-tool </text:p>
      <text:p text:style-name="P1">gcc-ranlib-4.8 <text:s text:c="18"/>sane-find-scanner </text:p>
      <text:p text:style-name="P1">gconf-merge-tree <text:s text:c="16"/>savelog </text:p>
      <text:p text:style-name="P1">gconftool <text:s text:c="23"/>scanimage </text:p>
      <text:p text:style-name="P1">gconftool-2 <text:s text:c="21"/>scp </text:p>
      <text:p text:style-name="P1">gcore <text:s text:c="27"/>scp-dbus-service </text:p>
      <text:p text:style-name="P1">gcov <text:s text:c="28"/>screendump </text:p>
      <text:p text:style-name="P1">gcov-4.8 <text:s text:c="24"/>script </text:p>
      <text:p text:style-name="P1">gcr-viewer <text:s text:c="22"/>scriptreplay </text:p>
      <text:p text:style-name="P1">gdb <text:s text:c="29"/>sdiff </text:p>
      <text:p text:style-name="P1">gdbtui <text:s text:c="26"/>sdptool </text:p>
      <text:p text:style-name="P1">gdbus <text:s text:c="27"/>seahorse </text:p>
      <text:p text:style-name="P1">gdialog <text:s text:c="25"/>see </text:p>
      <text:p text:style-name="P1">gedit <text:s text:c="27"/>select-default-iwrap </text:p>
      <text:p text:style-name="P1">gencat <text:s text:c="26"/>select-editor </text:p>
      <text:p text:style-name="P1">genisoimage <text:s text:c="21"/>sensible-browser </text:p>
      <text:p text:style-name="P1">geqn <text:s text:c="28"/>sensible-editor </text:p>
      <text:p text:style-name="P1">getconf <text:s text:c="25"/>sensible-pager </text:p>
      <text:p text:style-name="P1">geteltorito <text:s text:c="21"/>seq </text:p>
      <text:p text:style-name="P1">getent <text:s text:c="26"/>servertool </text:p>
      <text:p text:style-name="P1">getfacl <text:s text:c="25"/>service </text:p>
      <text:p text:style-name="P1">gethostip <text:s text:c="23"/>session-installer </text:p>
      <text:p text:style-name="P1">getkeycodes <text:s text:c="21"/>session-migration </text:p>
      <text:p text:style-name="P1">getopt <text:s text:c="26"/>sessreg </text:p>
      <text:p text:style-name="P1">gettext <text:s text:c="25"/>setarch </text:p>
      <text:p text:style-name="P1">gettextize <text:s text:c="22"/>setfacl </text:p>
      <text:p text:style-name="P1">gettext.sh <text:s text:c="22"/>setkeycodes </text:p>
      <text:p text:style-name="P1">ghostscript <text:s text:c="21"/>setleds </text:p>
      <text:p text:style-name="P1">ginstall-info <text:s text:c="19"/>setlogcons </text:p>
      <text:p text:style-name="P1">gio-querymodules <text:s text:c="16"/>setmetamode </text:p>
      <text:p text:style-name="P1">gipddecode <text:s text:c="22"/>setpci </text:p>
      <text:p text:style-name="P1">gkbd-keyboard-display <text:s text:c="11"/>setsid </text:p>
      <text:p text:style-name="P1">glib-compile-resources <text:s text:c="10"/>setterm </text:p>
      <text:p text:style-name="P1">glib-compile-schemas <text:s text:c="12"/>setxkbmap </text:p>
      <text:p text:style-name="P1">gnome-calculator <text:s text:c="16"/>sftp </text:p>
      <text:p text:style-name="P1">gnome-character-map <text:s text:c="13"/>sg </text:p>
      <text:p text:style-name="P1">gnome-contacts <text:s text:c="18"/>sha1pass </text:p>
      <text:p text:style-name="P1">gnome-disk-image-mounter <text:s text:c="8"/>sha1sum </text:p>
      <text:p text:style-name="P1">gnome-disks <text:s text:c="21"/>sha224sum </text:p>
      <text:p text:style-name="P1">gnome-file-share-properties <text:s text:c="5"/>sha256sum </text:p>
      <text:p text:style-name="P1">gnome-font-viewer <text:s text:c="15"/>sha384sum </text:p>
      <text:p text:style-name="P1">gnome-help <text:s text:c="22"/>sha512sum </text:p>
      <text:p text:style-name="P1">gnome-keyring <text:s text:c="19"/>shasum </text:p>
      <text:p text:style-name="P1">gnome-keyring-3 <text:s text:c="17"/>shotwell </text:p>
      <text:p text:style-name="P1"><text:soft-page-break/>gnome-keyring-daemon <text:s text:c="12"/>showconsolefont </text:p>
      <text:p text:style-name="P1">gnome-language-selector <text:s text:c="9"/>showfont </text:p>
      <text:p text:style-name="P1">gnome-open <text:s text:c="22"/>showkey </text:p>
      <text:p text:style-name="P1">gnome-power-statistics <text:s text:c="10"/>showrgb </text:p>
      <text:p text:style-name="P1">gnome-screensaver <text:s text:c="15"/>shred </text:p>
      <text:p text:style-name="P1">gnome-screensaver-command <text:s text:c="7"/>shuf </text:p>
      <text:p text:style-name="P1">gnome-screenshot <text:s text:c="16"/>signond </text:p>
      <text:p text:style-name="P1">gnome-session <text:s text:c="19"/>signonpluginprocess </text:p>
      <text:p text:style-name="P1">gnome-session-inhibit <text:s text:c="11"/>signon-ui </text:p>
      <text:p text:style-name="P1">gnome-session-properties <text:s text:c="8"/>simple-scan </text:p>
      <text:p text:style-name="P1">gnome-session-quit <text:s text:c="14"/>size </text:p>
      <text:p text:style-name="P1">gnome-system-log <text:s text:c="16"/>skill </text:p>
      <text:p text:style-name="P1">gnome-system-log-pkexec <text:s text:c="9"/>slabtop </text:p>
      <text:p text:style-name="P1">gnome-system-monitor <text:s text:c="12"/>slogin </text:p>
      <text:p text:style-name="P1">gnome-terminal <text:s text:c="18"/>slxdecode </text:p>
      <text:p text:style-name="P1">gnome-terminal.wrapper <text:s text:c="10"/>smbcacls </text:p>
      <text:p text:style-name="P1">gnome-text-editor <text:s text:c="15"/>smbclient </text:p>
      <text:p text:style-name="P1">gnome-thumbnail-font <text:s text:c="12"/>smbcquotas </text:p>
      <text:p text:style-name="P1">gnome-www-browser <text:s text:c="15"/>smbget </text:p>
      <text:p text:style-name="P1">gold <text:s text:c="28"/>smbpasswd </text:p>
      <text:p text:style-name="P1">gpasswd <text:s text:c="25"/>smbspool </text:p>
      <text:p text:style-name="P1">gpg <text:s text:c="29"/>smbtar </text:p>
      <text:p text:style-name="P1">gpgsplit <text:s text:c="24"/>smbtree </text:p>
      <text:p text:style-name="P1">gpgv <text:s text:c="28"/>smproxy </text:p>
      <text:p text:style-name="P1">gpg-zip <text:s text:c="25"/>snice </text:p>
      <text:p text:style-name="P1">gpic <text:s text:c="28"/>soelim </text:p>
      <text:p text:style-name="P1">gprof <text:s text:c="27"/>soffice </text:p>
      <text:p text:style-name="P1">gpu-manager <text:s text:c="21"/>software-center </text:p>
      <text:p text:style-name="P1">grepdiff <text:s text:c="24"/>software-center-gtk3 </text:p>
      <text:p text:style-name="P1">gresource <text:s text:c="23"/>software-properties-gtk </text:p>
      <text:p text:style-name="P1">groff <text:s text:c="27"/>sort </text:p>
      <text:p text:style-name="P1">grog <text:s text:c="28"/>sotruss </text:p>
      <text:p text:style-name="P1">grops <text:s text:c="27"/>spd-conf </text:p>
      <text:p text:style-name="P1">grotty <text:s text:c="26"/>spd-say </text:p>
      <text:p text:style-name="P1">groups <text:s text:c="26"/>speaker-test </text:p>
      <text:p text:style-name="P1">growisofs <text:s text:c="23"/>speech-dispatcher </text:p>
      <text:p text:style-name="P1">grub-editenv <text:s text:c="20"/>splain </text:p>
      <text:p text:style-name="P1">grub-file <text:s text:c="23"/>split </text:p>
      <text:p text:style-name="P1">grub-fstest <text:s text:c="21"/>splitdiff </text:p>
      <text:p text:style-name="P1">grub-glue-efi <text:s text:c="19"/>splitfont </text:p>
      <text:p text:style-name="P1">grub-kbdcomp <text:s text:c="20"/>sprof </text:p>
      <text:p text:style-name="P1">grub-menulst2cfg <text:s text:c="16"/>ssh </text:p>
      <text:p text:style-name="P1">grub-mkfont <text:s text:c="21"/>ssh-add </text:p>
      <text:p text:style-name="P1">grub-mkimage <text:s text:c="20"/>ssh-agent </text:p>
      <text:p text:style-name="P1">grub-mklayout <text:s text:c="19"/>ssh-argv0 </text:p>
      <text:p text:style-name="P1">grub-mknetdir <text:s text:c="19"/>ssh-askpass </text:p>
      <text:p text:style-name="P1">grub-mkpasswd-pbkdf2 <text:s text:c="12"/>ssh-copy-id </text:p>
      <text:p text:style-name="P1">grub-mkrelpath <text:s text:c="18"/>ssh-keygen </text:p>
      <text:p text:style-name="P1">grub-mkrescue <text:s text:c="19"/>ssh-keyscan </text:p>
      <text:p text:style-name="P1"><text:soft-page-break/>grub-mkstandalone <text:s text:c="15"/>start-pulseaudio-kde </text:p>
      <text:p text:style-name="P1">grub-mount <text:s text:c="22"/>start-pulseaudio-x11 </text:p>
      <text:p text:style-name="P1">grub-ntldr-img <text:s text:c="18"/>startx </text:p>
      <text:p text:style-name="P1">grub-render-label <text:s text:c="15"/>stat </text:p>
      <text:p text:style-name="P1">grub-script-check <text:s text:c="15"/>stdbuf </text:p>
      <text:p text:style-name="P1">grub-syslinux2cfg <text:s text:c="15"/>strace </text:p>
      <text:p text:style-name="P1">gs <text:s text:c="30"/>strings </text:p>
      <text:p text:style-name="P1">gsbj <text:s text:c="28"/>strip </text:p>
      <text:p text:style-name="P1">gsdj <text:s text:c="28"/>sudo </text:p>
      <text:p text:style-name="P1">gsdj500 <text:s text:c="25"/>sudoedit </text:p>
      <text:p text:style-name="P1">gsettings <text:s text:c="23"/>sudoreplay </text:p>
      <text:p text:style-name="P1">gsettings-data-convert <text:s text:c="10"/>sum </text:p>
      <text:p text:style-name="P1">gsettings-schema-convert <text:s text:c="8"/>synclient </text:p>
      <text:p text:style-name="P1">gslj <text:s text:c="28"/>syndaemon </text:p>
      <text:p text:style-name="P1">gslp <text:s text:c="28"/>syslinux </text:p>
      <text:p text:style-name="P1">gsnd <text:s text:c="28"/>syslinux2ansi </text:p>
      <text:p text:style-name="P1">gst-discoverer-0.10 <text:s text:c="13"/>syslinux-legacy </text:p>
      <text:p text:style-name="P1">gst-discoverer-1.0 <text:s text:c="14"/>system-config-printer </text:p>
      <text:p text:style-name="P1">gst-feedback-0.10 <text:s text:c="15"/>system-config-printer-applet </text:p>
      <text:p text:style-name="P1">gst-inspect-0.10 <text:s text:c="16"/>t1ascii </text:p>
      <text:p text:style-name="P1">gst-inspect-1.0 <text:s text:c="17"/>t1asm </text:p>
      <text:p text:style-name="P1">gst-install <text:s text:c="21"/>t1binary </text:p>
      <text:p text:style-name="P1">gst-launch-0.10 <text:s text:c="17"/>t1disasm </text:p>
      <text:p text:style-name="P1">gst-launch-1.0 <text:s text:c="18"/>t1mac </text:p>
      <text:p text:style-name="P1">gst-play-1.0 <text:s text:c="20"/>t1unmac </text:p>
      <text:p text:style-name="P1">gstreamer-codec-install <text:s text:c="9"/>tabs </text:p>
      <text:p text:style-name="P1">gst-typefind-0.10 <text:s text:c="15"/>tac </text:p>
      <text:p text:style-name="P1">gst-typefind-1.0 <text:s text:c="16"/>tail </text:p>
      <text:p text:style-name="P1">gst-visualise-0.10 <text:s text:c="14"/>tap2deb </text:p>
      <text:p text:style-name="P1">gst-xmlinspect-0.10 <text:s text:c="13"/>tap2rpm </text:p>
      <text:p text:style-name="P1">gst-xmllaunch-0.10 <text:s text:c="14"/>tapconvert </text:p>
      <text:p text:style-name="P1">gtbl <text:s text:c="28"/>taskset </text:p>
      <text:p text:style-name="P1">gtf <text:s text:c="29"/>tbl </text:p>
      <text:p text:style-name="P1">gtk-launch <text:s text:c="22"/>tclsh </text:p>
      <text:p text:style-name="P1">gtk-update-icon-cache <text:s text:c="11"/>tclsh8.6 </text:p>
      <text:p text:style-name="P1">gtk-update-icon-cache-3.0 <text:s text:c="7"/>tee </text:p>
      <text:p text:style-name="P1">gtk-window-decorator <text:s text:c="12"/>telepathy-indicator </text:p>
      <text:p text:style-name="P1">gucharmap <text:s text:c="23"/>telnet </text:p>
      <text:p text:style-name="P1">guild <text:s text:c="27"/>telnet.netkit </text:p>
      <text:p text:style-name="P1">gvfs-cat <text:s text:c="24"/>test </text:p>
      <text:p text:style-name="P1">gvfs-copy <text:s text:c="23"/>testparm </text:p>
      <text:p text:style-name="P1">gvfs-info <text:s text:c="23"/>tgz </text:p>
      <text:p text:style-name="P1">gvfs-less <text:s text:c="23"/>thunderbird </text:p>
      <text:p text:style-name="P1">gvfs-ls <text:s text:c="25"/>tic </text:p>
      <text:p text:style-name="P1">gvfs-mime <text:s text:c="23"/>time </text:p>
      <text:p text:style-name="P1">gvfs-mkdir <text:s text:c="22"/>timedatectl </text:p>
      <text:p text:style-name="P1">gvfs-monitor-dir <text:s text:c="16"/>timeout </text:p>
      <text:p text:style-name="P1">gvfs-monitor-file <text:s text:c="15"/>tload </text:p>
      <text:p text:style-name="P1">gvfs-mount <text:s text:c="22"/>tnameserv </text:p>
      <text:p text:style-name="P1"><text:soft-page-break/>gvfs-move <text:s text:c="23"/>toe </text:p>
      <text:p text:style-name="P1">gvfs-open <text:s text:c="23"/>top </text:p>
      <text:p text:style-name="P1">gvfs-rename <text:s text:c="21"/>toshset </text:p>
      <text:p text:style-name="P1">gvfs-rm <text:s text:c="25"/>totem </text:p>
      <text:p text:style-name="P1">gvfs-save <text:s text:c="23"/>totem-audio-preview </text:p>
      <text:p text:style-name="P1">gvfs-set-attribute <text:s text:c="14"/>totem-video-thumbnailer </text:p>
      <text:p text:style-name="P1">gvfs-trash <text:s text:c="22"/>touch </text:p>
      <text:p text:style-name="P1">gvfs-tree <text:s text:c="23"/>tput </text:p>
      <text:p text:style-name="P1">h2ph <text:s text:c="28"/>tr </text:p>
      <text:p text:style-name="P1">h2xs <text:s text:c="28"/>tracepath </text:p>
      <text:p text:style-name="P1">hardening-check <text:s text:c="17"/>tracepath6 </text:p>
      <text:p text:style-name="P1">hbpldecode <text:s text:c="22"/>traceroute6 </text:p>
      <text:p text:style-name="P1">hcitool <text:s text:c="25"/>traceroute6.iputils </text:p>
      <text:p text:style-name="P1">hd <text:s text:c="30"/>transmission-gtk </text:p>
      <text:p text:style-name="P1">head <text:s text:c="28"/>transset </text:p>
      <text:p text:style-name="P1">helpztags <text:s text:c="23"/>trial </text:p>
      <text:p text:style-name="P1">hexdump <text:s text:c="25"/>troff </text:p>
      <text:p text:style-name="P1">hipercdecode <text:s text:c="20"/>truncate </text:p>
      <text:p text:style-name="P1">host <text:s text:c="28"/>trust </text:p>
      <text:p text:style-name="P1">hostid <text:s text:c="26"/>tset </text:p>
      <text:p text:style-name="P1">hostnamectl <text:s text:c="21"/>tsort </text:p>
      <text:p text:style-name="P1">hp-align <text:s text:c="24"/>tst_inactivity_timer </text:p>
      <text:p text:style-name="P1">hp-check <text:s text:c="24"/>ttfread </text:p>
      <text:p text:style-name="P1">hp-clean <text:s text:c="24"/>tty </text:p>
      <text:p text:style-name="P1">hp-colorcal <text:s text:c="21"/>twistd </text:p>
      <text:p text:style-name="P1">hp-config_usb_printer <text:s text:c="11"/>tzselect </text:p>
      <text:p text:style-name="P1">hp-doctor <text:s text:c="23"/>ubuntu-bug </text:p>
      <text:p text:style-name="P1">hp-firmware <text:s text:c="21"/>ubuntu-drivers </text:p>
      <text:p text:style-name="P1">hp-hpdio <text:s text:c="24"/>ubuntu-support-status </text:p>
      <text:p text:style-name="P1">hp-info <text:s text:c="25"/>ubuntu-webapps-update-index </text:p>
      <text:p text:style-name="P1">hp-levels <text:s text:c="23"/>ucf </text:p>
      <text:p text:style-name="P1">hp-logcapture <text:s text:c="19"/>ucfq </text:p>
      <text:p text:style-name="P1">hp-makeuri <text:s text:c="22"/>ucfr </text:p>
      <text:p text:style-name="P1">hp-pkservice <text:s text:c="20"/>ucs2any </text:p>
      <text:p text:style-name="P1">hp-plugin <text:s text:c="23"/>udisksctl </text:p>
      <text:p text:style-name="P1">hp-plugin-ubuntu <text:s text:c="16"/>uic </text:p>
      <text:p text:style-name="P1">hp-probe <text:s text:c="24"/>uic3 </text:p>
      <text:p text:style-name="P1">hp-query <text:s text:c="24"/>ul </text:p>
      <text:p text:style-name="P1">hp-scan <text:s text:c="25"/>umax_pp </text:p>
      <text:p text:style-name="P1">hp-setup <text:s text:c="24"/>unattended-upgrade </text:p>
      <text:p text:style-name="P1">hp-testpage <text:s text:c="21"/>unattended-upgrades </text:p>
      <text:p text:style-name="P1">hp-timedate <text:s text:c="21"/>unexpand </text:p>
      <text:p text:style-name="P1">hp-unload <text:s text:c="23"/>unicode_stop </text:p>
      <text:p text:style-name="P1">i386 <text:s text:c="28"/>uniq </text:p>
      <text:p text:style-name="P1">ibus <text:s text:c="28"/>unity </text:p>
      <text:p text:style-name="P1">ibus-daemon <text:s text:c="21"/>unity-control-center </text:p>
      <text:p text:style-name="P1">ibus-setup <text:s text:c="22"/>unity-scope-loader </text:p>
      <text:p text:style-name="P1">ibus-table-createdb <text:s text:c="13"/>unity-settings-daemon </text:p>
      <text:p text:style-name="P1">iceauth <text:s text:c="25"/>unity-webapps-desktop-file </text:p>
      <text:p text:style-name="P1"><text:soft-page-break/>ico <text:s text:c="29"/>unity-webapps-qml-launcher </text:p>
      <text:p text:style-name="P1">iconv <text:s text:c="27"/>unity-webapps-runner </text:p>
      <text:p text:style-name="P1">id <text:s text:c="30"/>unlink </text:p>
      <text:p text:style-name="P1">iecset <text:s text:c="26"/>unlzma </text:p>
      <text:p text:style-name="P1">ijs_pxljr <text:s text:c="23"/>unopkg </text:p>
      <text:p text:style-name="P1">im-config <text:s text:c="23"/>unpack200 </text:p>
      <text:p text:style-name="P1">im-launch <text:s text:c="23"/>unshare </text:p>
      <text:p text:style-name="P1">info <text:s text:c="28"/>unwrapdiff </text:p>
      <text:p text:style-name="P1">infobrowser <text:s text:c="21"/>unxz </text:p>
      <text:p text:style-name="P1">infocmp <text:s text:c="25"/>unzip </text:p>
      <text:p text:style-name="P1">infokey <text:s text:c="25"/>unzipsfx </text:p>
      <text:p text:style-name="P1">infotocap <text:s text:c="23"/>update-alternatives </text:p>
      <text:p text:style-name="P1">init-checkconf <text:s text:c="18"/>updatedb </text:p>
      <text:p text:style-name="P1">initctl2dot <text:s text:c="21"/>updatedb.mlocate </text:p>
      <text:p text:style-name="P1">inputattach <text:s text:c="21"/>update-desktop-database </text:p>
      <text:p text:style-name="P1">install <text:s text:c="25"/>update-gconf-defaults </text:p>
      <text:p text:style-name="P1">install-info <text:s text:c="20"/>update-manager </text:p>
      <text:p text:style-name="P1">install-printerdriver <text:s text:c="11"/>update-mime-database </text:p>
      <text:p text:style-name="P1">instmodsh <text:s text:c="23"/>update-mime-database.real </text:p>
      <text:p text:style-name="P1">intel_audio_dump <text:s text:c="16"/>update-notifier </text:p>
      <text:p text:style-name="P1">intel_backlight <text:s text:c="17"/>upower </text:p>
      <text:p text:style-name="P1">intel_bios_dumper <text:s text:c="15"/>uptime </text:p>
      <text:p text:style-name="P1">intel_bios_reader <text:s text:c="15"/>usb-creator-gtk </text:p>
      <text:p text:style-name="P1">intel_disable_clock_gating <text:s text:c="6"/>usb-devices </text:p>
      <text:p text:style-name="P1">intel_dpio_read <text:s text:c="17"/>usbhid-dump </text:p>
      <text:p text:style-name="P1">intel_dpio_write <text:s text:c="16"/>usb_printerid </text:p>
      <text:p text:style-name="P1">intel_error_decode <text:s text:c="14"/>users </text:p>
      <text:p text:style-name="P1">intel_forcewaked <text:s text:c="16"/>uuidgen </text:p>
      <text:p text:style-name="P1">intel_gpu_abrt <text:s text:c="18"/>uxterm </text:p>
      <text:p text:style-name="P1">intel_gpu_time <text:s text:c="18"/>uz </text:p>
      <text:p text:style-name="P1">intel_gpu_top <text:s text:c="19"/>VBoxClient </text:p>
      <text:p text:style-name="P1">intel_gtt <text:s text:c="23"/>VBoxClient-all </text:p>
      <text:p text:style-name="P1">intel_l3_parity <text:s text:c="17"/>VBoxControl </text:p>
      <text:p text:style-name="P1">intel_reg_checker <text:s text:c="15"/>vi </text:p>
      <text:p text:style-name="P1">intel_reg_dumper <text:s text:c="16"/>view </text:p>
      <text:p text:style-name="P1">intel_reg_read <text:s text:c="18"/>viewres </text:p>
      <text:p text:style-name="P1">intel_reg_snapshot <text:s text:c="14"/>vim.tiny </text:p>
      <text:p text:style-name="P1">intel_reg_write <text:s text:c="17"/>vino-passwd </text:p>
      <text:p text:style-name="P1">intel_sprite_on <text:s text:c="17"/>vino-preferences </text:p>
      <text:p text:style-name="P1">intel_stepping <text:s text:c="18"/>vmstat </text:p>
      <text:p text:style-name="P1">intel_upload_blit_large <text:s text:c="9"/>vmwarectrl </text:p>
      <text:p text:style-name="P1">intel_upload_blit_large_gtt <text:s text:c="5"/>volname </text:p>
      <text:p text:style-name="P1">intel_upload_blit_large_map <text:s text:c="5"/>vstp </text:p>
      <text:p text:style-name="P1">intel_upload_blit_small <text:s text:c="9"/>w </text:p>
      <text:p text:style-name="P1">interdiff <text:s text:c="23"/>wall </text:p>
      <text:p text:style-name="P1">ionice <text:s text:c="26"/>watch </text:p>
      <text:p text:style-name="P1">ipcluster <text:s text:c="23"/>wc </text:p>
      <text:p text:style-name="P1">ipcmk <text:s text:c="27"/>webapp-container </text:p>
      <text:p text:style-name="P1">ipcontroller <text:s text:c="20"/>webbrowser-app </text:p>
      <text:p text:style-name="P1"><text:soft-page-break/>ipcrm <text:s text:c="27"/>wftopfa </text:p>
      <text:p text:style-name="P1">ipcs <text:s text:c="28"/>wget </text:p>
      <text:p text:style-name="P1">ipengine <text:s text:c="24"/>whatis </text:p>
      <text:p text:style-name="P1">iplogger <text:s text:c="24"/>whereis </text:p>
      <text:p text:style-name="P1">ipod-read-sysinfo-extended <text:s text:c="6"/>which </text:p>
      <text:p text:style-name="P1">ipod-time-sync <text:s text:c="18"/>who </text:p>
      <text:p text:style-name="P1">ippfind <text:s text:c="25"/>whoami </text:p>
      <text:p text:style-name="P1">ipptool <text:s text:c="25"/>whoopsie </text:p>
      <text:p text:style-name="P1">iproxy <text:s text:c="26"/>whoopsie-preferences </text:p>
      <text:p text:style-name="P1">iptables-xml <text:s text:c="20"/>wish </text:p>
      <text:p text:style-name="P1">ipython <text:s text:c="25"/>wish8.6 </text:p>
      <text:p text:style-name="P1">ipython2.7 <text:s text:c="22"/>wodim </text:p>
      <text:p text:style-name="P1">irunner <text:s text:c="25"/>word-list-compress </text:p>
      <text:p text:style-name="P1">ischroot <text:s text:c="24"/>wpa_passphrase </text:p>
      <text:p text:style-name="P1">isdv4-serial-debugger <text:s text:c="11"/>w.procps </text:p>
      <text:p text:style-name="P1">isodump <text:s text:c="25"/>write </text:p>
      <text:p text:style-name="P1">isohybrid <text:s text:c="23"/>X </text:p>
      <text:p text:style-name="P1">isohybrid.pl <text:s text:c="20"/>X11 </text:p>
      <text:p text:style-name="P1">isoinfo <text:s text:c="25"/>x11perf </text:p>
      <text:p text:style-name="P1">isovfy <text:s text:c="26"/>x11perfcomp </text:p>
      <text:p text:style-name="P1">ispell-wrapper <text:s text:c="18"/>x86_64 </text:p>
      <text:p text:style-name="P1">java <text:s text:c="28"/>x86_64-linux-gnu-addr2line </text:p>
      <text:p text:style-name="P1">jexec <text:s text:c="27"/>x86_64-linux-gnu-ar </text:p>
      <text:p text:style-name="P1">join <text:s text:c="28"/>x86_64-linux-gnu-as </text:p>
      <text:p text:style-name="P1">json_pp <text:s text:c="25"/>x86_64-linux-gnu-c++filt </text:p>
      <text:p text:style-name="P1">kbdinfo <text:s text:c="25"/>x86_64-linux-gnu-cpp </text:p>
      <text:p text:style-name="P1">kerneloops-submit <text:s text:c="15"/>x86_64-linux-gnu-cpp-4.8 </text:p>
      <text:p text:style-name="P1">keytool <text:s text:c="25"/>x86_64-linux-gnu-dwp </text:p>
      <text:p text:style-name="P1">killall <text:s text:c="25"/>x86_64-linux-gnu-elfedit </text:p>
      <text:p text:style-name="P1">koi8rxterm <text:s text:c="22"/>x86_64-linux-gnu-g++ </text:p>
      <text:p text:style-name="P1">l2ping <text:s text:c="26"/>x86_64-linux-gnu-g++-4.8 </text:p>
      <text:p text:style-name="P1">l2test <text:s text:c="26"/>x86_64-linux-gnu-gcc </text:p>
      <text:p text:style-name="P1">landscape-client-ui-install <text:s text:c="5"/>x86_64-linux-gnu-gcc-4.8 </text:p>
      <text:p text:style-name="P1">last <text:s text:c="28"/>x86_64-linux-gnu-gcc-ar </text:p>
      <text:p text:style-name="P1">lastb <text:s text:c="27"/>x86_64-linux-gnu-gcc-ar-4.8 </text:p>
      <text:p text:style-name="P1">lastlog <text:s text:c="25"/>x86_64-linux-gnu-gcc-nm </text:p>
      <text:p text:style-name="P1">lavadecode <text:s text:c="22"/>x86_64-linux-gnu-gcc-nm-4.8 </text:p>
      <text:p text:style-name="P1">lcf <text:s text:c="29"/>x86_64-linux-gnu-gcc-ranlib </text:p>
      <text:p text:style-name="P1">lconvert <text:s text:c="24"/>x86_64-linux-gnu-gcc-ranlib-4.8 </text:p>
      <text:p text:style-name="P1">ld <text:s text:c="30"/>x86_64-linux-gnu-gcov </text:p>
      <text:p text:style-name="P1">ld.bfd <text:s text:c="26"/>x86_64-linux-gnu-gcov-4.8 </text:p>
      <text:p text:style-name="P1">ldd <text:s text:c="29"/>x86_64-linux-gnu-gprof </text:p>
      <text:p text:style-name="P1">ld.gold <text:s text:c="25"/>x86_64-linux-gnu-ld </text:p>
      <text:p text:style-name="P1">less <text:s text:c="28"/>x86_64-linux-gnu-ld.bfd </text:p>
      <text:p text:style-name="P1">lessecho <text:s text:c="24"/>x86_64-linux-gnu-ld.gold </text:p>
      <text:p text:style-name="P1">lessfile <text:s text:c="24"/>x86_64-linux-gnu-nm </text:p>
      <text:p text:style-name="P1">lesskey <text:s text:c="25"/>x86_64-linux-gnu-objcopy </text:p>
      <text:p text:style-name="P1">lesspipe <text:s text:c="24"/>x86_64-linux-gnu-objdump </text:p>
      <text:p text:style-name="P1">lexgrog <text:s text:c="25"/>x86_64-linux-gnu-python2.7-config </text:p>
      <text:p text:style-name="P1"><text:soft-page-break/>libnetcfg <text:s text:c="23"/>x86_64-linux-gnu-python-config </text:p>
      <text:p text:style-name="P1">libreoffice <text:s text:c="21"/>x86_64-linux-gnu-ranlib </text:p>
      <text:p text:style-name="P1">line <text:s text:c="28"/>x86_64-linux-gnu-readelf </text:p>
      <text:p text:style-name="P1">linguist <text:s text:c="24"/>x86_64-linux-gnu-size </text:p>
      <text:p text:style-name="P1">link <text:s text:c="28"/>x86_64-linux-gnu-strings </text:p>
      <text:p text:style-name="P1">lintian <text:s text:c="25"/>x86_64-linux-gnu-strip </text:p>
      <text:p text:style-name="P1">lintian-info <text:s text:c="20"/>xargs </text:p>
      <text:p text:style-name="P1">linux32 <text:s text:c="25"/>xauth </text:p>
      <text:p text:style-name="P1">linux64 <text:s text:c="25"/>xbiff </text:p>
      <text:p text:style-name="P1">linux-boot-prober <text:s text:c="15"/>xcalc </text:p>
      <text:p text:style-name="P1">listres <text:s text:c="25"/>xclipboard </text:p>
      <text:p text:style-name="P1">lnstat <text:s text:c="26"/>xclock </text:p>
      <text:p text:style-name="P1">loadkeys <text:s text:c="24"/>xcmsdb </text:p>
      <text:p text:style-name="P1">loadunimap <text:s text:c="22"/>xconsole </text:p>
      <text:p text:style-name="P1">localc <text:s text:c="26"/>xcursorgen </text:p>
      <text:p text:style-name="P1">locale <text:s text:c="26"/>xcutsel </text:p>
      <text:p text:style-name="P1">localectl <text:s text:c="23"/>xdg-desktop-icon </text:p>
      <text:p text:style-name="P1">localedef <text:s text:c="23"/>xdg-desktop-menu </text:p>
      <text:p text:style-name="P1">locate <text:s text:c="26"/>xdg-email </text:p>
      <text:p text:style-name="P1">lockfile-check <text:s text:c="18"/>xdg-icon-resource </text:p>
      <text:p text:style-name="P1">lockfile-create <text:s text:c="17"/>xdg-mime </text:p>
      <text:p text:style-name="P1">lockfile-remove <text:s text:c="17"/>xdg-open </text:p>
      <text:p text:style-name="P1">lockfile-touch <text:s text:c="18"/>xdg-screensaver </text:p>
      <text:p text:style-name="P1">lodraw <text:s text:c="26"/>xdg-settings </text:p>
      <text:p text:style-name="P1">loffice <text:s text:c="25"/>xdg-user-dir </text:p>
      <text:p text:style-name="P1">lofromtemplate <text:s text:c="18"/>xdg-user-dirs-gtk-update </text:p>
      <text:p text:style-name="P1">logger <text:s text:c="26"/>xdg-user-dirs-update </text:p>
      <text:p text:style-name="P1">logname <text:s text:c="25"/>xdiagnose </text:p>
      <text:p text:style-name="P1">loimpress <text:s text:c="23"/>xditview </text:p>
      <text:p text:style-name="P1">lomath <text:s text:c="26"/>xdpyinfo </text:p>
      <text:p text:style-name="P1">look <text:s text:c="28"/>xdriinfo </text:p>
      <text:p text:style-name="P1">lorder <text:s text:c="26"/>xedid </text:p>
      <text:p text:style-name="P1">loweb <text:s text:c="27"/>xedit </text:p>
      <text:p text:style-name="P1">lowriter <text:s text:c="24"/>xev </text:p>
      <text:p text:style-name="P1">lp <text:s text:c="30"/>xeyes </text:p>
      <text:p text:style-name="P1">lpoptions <text:s text:c="23"/>xfd </text:p>
      <text:p text:style-name="P1">lppasswd <text:s text:c="24"/>xfontsel </text:p>
      <text:p text:style-name="P1">lpq <text:s text:c="29"/>xfsinfo </text:p>
      <text:p text:style-name="P1">lpr <text:s text:c="29"/>xgamma </text:p>
      <text:p text:style-name="P1">lprm <text:s text:c="28"/>xgc </text:p>
      <text:p text:style-name="P1">lp_solve <text:s text:c="24"/>xgettext </text:p>
      <text:p text:style-name="P1">lpstat <text:s text:c="26"/>xhost </text:p>
      <text:p text:style-name="P1">lrelease <text:s text:c="24"/>xinit </text:p>
      <text:p text:style-name="P1">lsattr <text:s text:c="26"/>xinput </text:p>
      <text:p text:style-name="P1">lsb_release <text:s text:c="21"/>xkbbell </text:p>
      <text:p text:style-name="P1">lscpu <text:s text:c="27"/>xkbcomp </text:p>
      <text:p text:style-name="P1">lsdiff <text:s text:c="26"/>xkbevd </text:p>
      <text:p text:style-name="P1">lshw <text:s text:c="28"/>xkbprint </text:p>
      <text:p text:style-name="P1">lsinitramfs <text:s text:c="21"/>xkbvleds </text:p>
      <text:p text:style-name="P1"><text:soft-page-break/>lsof <text:s text:c="28"/>xkbwatch </text:p>
      <text:p text:style-name="P1">lspci <text:s text:c="27"/>xkeystone </text:p>
      <text:p text:style-name="P1">lspgpot <text:s text:c="25"/>xkill </text:p>
      <text:p text:style-name="P1">lss16toppm <text:s text:c="22"/>xload </text:p>
      <text:p text:style-name="P1">lsusb <text:s text:c="27"/>xlogo </text:p>
      <text:p text:style-name="P1">ltrace <text:s text:c="26"/>xlsatoms </text:p>
      <text:p text:style-name="P1">luit <text:s text:c="28"/>xlsclients </text:p>
      <text:p text:style-name="P1">lupdate <text:s text:c="25"/>xlsfonts </text:p>
      <text:p text:style-name="P1">lxterm <text:s text:c="26"/>xmag </text:p>
      <text:p text:style-name="P1">lz <text:s text:c="30"/>xman </text:p>
      <text:p text:style-name="P1">lzcat <text:s text:c="27"/>xmessage </text:p>
      <text:p text:style-name="P1">lzcmp <text:s text:c="27"/>xmlpatterns </text:p>
      <text:p text:style-name="P1">lzdiff <text:s text:c="26"/>xmlpatternsvalidator </text:p>
      <text:p text:style-name="P1">lzegrep <text:s text:c="25"/>xmodmap </text:p>
      <text:p text:style-name="P1">lzfgrep <text:s text:c="25"/>xmore </text:p>
      <text:p text:style-name="P1">lzgrep <text:s text:c="26"/>Xorg </text:p>
      <text:p text:style-name="P1">lzless <text:s text:c="26"/>xpci </text:p>
      <text:p text:style-name="P1">lzma <text:s text:c="28"/>xprop </text:p>
      <text:p text:style-name="P1">lzmainfo <text:s text:c="24"/>xqxdecode </text:p>
      <text:p text:style-name="P1">lzmore <text:s text:c="26"/>xrandr </text:p>
      <text:p text:style-name="P1">mail-lock <text:s text:c="23"/>xrandr-tool </text:p>
      <text:p text:style-name="P1">mail-touchlock <text:s text:c="18"/>xrdb </text:p>
      <text:p text:style-name="P1">mail-unlock <text:s text:c="21"/>xrefresh </text:p>
      <text:p text:style-name="P1">make <text:s text:c="28"/>xrotate </text:p>
      <text:p text:style-name="P1">man <text:s text:c="29"/>x-session-manager </text:p>
      <text:p text:style-name="P1">mandb <text:s text:c="27"/>xset </text:p>
      <text:p text:style-name="P1">manhole <text:s text:c="25"/>xsetmode </text:p>
      <text:p text:style-name="P1">manpath <text:s text:c="25"/>xsetpointer </text:p>
      <text:p text:style-name="P1">mapscrn <text:s text:c="25"/>xsetroot </text:p>
      <text:p text:style-name="P1">mattrib <text:s text:c="25"/>xsetwacom </text:p>
      <text:p text:style-name="P1">mawk <text:s text:c="28"/>xsm </text:p>
      <text:p text:style-name="P1">mbadblocks <text:s text:c="22"/>xstdcmap </text:p>
      <text:p text:style-name="P1">mcat <text:s text:c="28"/>xsubpp </text:p>
      <text:p text:style-name="P1">mcd <text:s text:c="29"/>xterm </text:p>
      <text:p text:style-name="P1">mcheck <text:s text:c="26"/>x-terminal-emulator </text:p>
      <text:p text:style-name="P1">mclasserase <text:s text:c="21"/>xvidtune </text:p>
      <text:p text:style-name="P1">mcomp <text:s text:c="27"/>xvinfo </text:p>
      <text:p text:style-name="P1">mcookie <text:s text:c="25"/>xwd </text:p>
      <text:p text:style-name="P1">mcopy <text:s text:c="27"/>xwininfo </text:p>
      <text:p text:style-name="P1">mc-tool <text:s text:c="25"/>xwud </text:p>
      <text:p text:style-name="P1">mc-wait-for-name <text:s text:c="16"/>x-www-browser </text:p>
      <text:p text:style-name="P1">md5pass <text:s text:c="25"/>xxd </text:p>
      <text:p text:style-name="P1">md5sum <text:s text:c="26"/>xz </text:p>
      <text:p text:style-name="P1">md5sum.textutils <text:s text:c="16"/>xzcat </text:p>
      <text:p text:style-name="P1">mdel <text:s text:c="28"/>xzcmp </text:p>
      <text:p text:style-name="P1">mdeltree <text:s text:c="24"/>xzdiff </text:p>
      <text:p text:style-name="P1">mdir <text:s text:c="28"/>xzegrep </text:p>
      <text:p text:style-name="P1">mdu <text:s text:c="29"/>xzfgrep </text:p>
      <text:p text:style-name="P1">memdiskfind <text:s text:c="21"/>xzgrep </text:p>
      <text:p text:style-name="P1"><text:soft-page-break/>mesg <text:s text:c="28"/>xzless </text:p>
      <text:p text:style-name="P1">mformat <text:s text:c="25"/>xzmore </text:p>
      <text:p text:style-name="P1">mimeopen <text:s text:c="24"/>yelp </text:p>
      <text:p text:style-name="P1">mimetype <text:s text:c="24"/>yes </text:p>
      <text:p text:style-name="P1">min12xxw <text:s text:c="24"/>zdump </text:p>
      <text:p text:style-name="P1">minfo <text:s text:c="27"/>zeitgeist-daemon </text:p>
      <text:p text:style-name="P1">miniterm.py <text:s text:c="21"/>zeitgeist-datahub </text:p>
      <text:p text:style-name="P1">mkdiskimage <text:s text:c="21"/>zenity </text:p>
      <text:p text:style-name="P1">mkfifo <text:s text:c="26"/>zip </text:p>
      <text:p text:style-name="P1">mkfontdir <text:s text:c="23"/>zipcloak </text:p>
      <text:p text:style-name="P1">mkfontscale <text:s text:c="21"/>zipdetails </text:p>
      <text:p text:style-name="P1">mkisofs <text:s text:c="25"/>zipgrep </text:p>
      <text:p text:style-name="P1">mkmanifest <text:s text:c="22"/>zipinfo </text:p>
      <text:p text:style-name="P1">mk_modmap <text:s text:c="23"/>zipnote </text:p>
      <text:p text:style-name="P1">mkzftree <text:s text:c="24"/>zipsplit </text:p>
      <text:p text:style-name="P1">mlabel <text:s text:c="26"/>zjsdecode </text:p>
      <text:p text:style-name="P1">mlocate <text:s text:c="25"/>zlib-flate </text:p>
      <text:p text:style-name="P1">mmcli <text:s text:c="27"/>zsoelim </text:p>
      <text:p text:style-name="P1">mmd </text:p>
      <text:p text:style-name="P1"/>
      <text:p text:style-name="P1"/>
      <text:p text:style-name="P1">look/sbin</text:p>
      <text:p text:style-name="P1">ds-ga-1007$ ls /sbin </text:p>
      <text:p text:style-name="P1">acpi_available <text:s text:c="2"/>fstrim-all <text:s text:c="8"/>mkfs <text:s text:c="13"/>restart </text:p>
      <text:p text:style-name="P1">agetty <text:s text:c="10"/>gdisk <text:s text:c="13"/>mkfs.bfs <text:s text:c="9"/>rmmod </text:p>
      <text:p text:style-name="P1">alsa <text:s text:c="12"/>getcap <text:s text:c="12"/>mkfs.cramfs <text:s text:c="6"/>route </text:p>
      <text:p text:style-name="P1">apm_available <text:s text:c="3"/>getpcaps <text:s text:c="10"/>mkfs.ext2 <text:s text:c="8"/>rtacct </text:p>
      <text:p text:style-name="P1">apparmor_parser <text:s/>getty <text:s text:c="13"/>mkfs.ext3 <text:s text:c="8"/>rtmon </text:p>
      <text:p text:style-name="P1">badblocks <text:s text:c="7"/>halt <text:s text:c="14"/>mkfs.ext4 <text:s text:c="8"/>runlevel </text:p>
      <text:p text:style-name="P1">blkid <text:s text:c="11"/>hdparm <text:s text:c="12"/>mkfs.ext4dev <text:s text:c="5"/>setcap </text:p>
      <text:p text:style-name="P1">blockdev <text:s text:c="8"/>hwclock <text:s text:c="11"/>mkfs.fat <text:s text:c="9"/>setvtrgb </text:p>
      <text:p text:style-name="P1">bridge <text:s text:c="10"/>ifconfig <text:s text:c="10"/>mkfs.minix <text:s text:c="7"/>sfdisk </text:p>
      <text:p text:style-name="P1">brltty <text:s text:c="10"/>ifdown <text:s text:c="12"/>mkfs.msdos <text:s text:c="7"/>sgdisk </text:p>
      <text:p text:style-name="P1">brltty-setup <text:s text:c="4"/>ifquery <text:s text:c="11"/>mkfs.ntfs <text:s text:c="8"/>shadowconfig </text:p>
      <text:p text:style-name="P1">capsh <text:s text:c="11"/>ifup <text:s text:c="14"/>mkfs.vfat <text:s text:c="8"/>shutdown </text:p>
      <text:p text:style-name="P1">cfdisk <text:s text:c="10"/>init <text:s text:c="14"/>mkhomedir_helper <text:s/>slattach </text:p>
      <text:p text:style-name="P1">cgdisk <text:s text:c="10"/>initctl <text:s text:c="11"/>mkntfs <text:s text:c="11"/>start </text:p>
      <text:p text:style-name="P1">crda <text:s text:c="12"/>insmod <text:s text:c="12"/>mkswap <text:s text:c="11"/>startpar </text:p>
      <text:p text:style-name="P1">ctrlaltdel <text:s text:c="6"/>installkernel <text:s text:c="5"/>mntctl <text:s text:c="11"/>startpar-upstart-inject </text:p>
      <text:p text:style-name="P1">debugfs <text:s text:c="9"/>ip <text:s text:c="16"/>modinfo <text:s text:c="10"/>start-stop-daemon </text:p>
      <text:p text:style-name="P1">depmod <text:s text:c="10"/>ip6tables <text:s text:c="9"/>modprobe <text:s text:c="9"/>status </text:p>
      <text:p text:style-name="P1">dhclient <text:s text:c="8"/>ip6tables-apply <text:s text:c="3"/>mountall <text:s text:c="9"/>stop </text:p>
      <text:p text:style-name="P1">dhclient-script <text:s/>ip6tables-restore <text:s/>mount.fuse <text:s text:c="7"/>sulogin </text:p>
      <text:p text:style-name="P1">dmsetup <text:s text:c="9"/>ip6tables-save <text:s text:c="4"/>mount.lowntfs-3g <text:s/>swaplabel </text:p>
      <text:p text:style-name="P1">dosfsck <text:s text:c="9"/>ipmaddr <text:s text:c="11"/>mount.ntfs <text:s text:c="7"/>swapoff </text:p>
      <text:p text:style-name="P1">dosfslabel <text:s text:c="6"/>iptables <text:s text:c="10"/>mount.ntfs-3g <text:s text:c="4"/>swapon </text:p>
      <text:p text:style-name="P1">dumpe2fs <text:s text:c="8"/>iptables-apply <text:s text:c="4"/>mount.vboxsf <text:s text:c="5"/>switch_root </text:p>
      <text:p text:style-name="P1">e2fsck <text:s text:c="10"/>iptables-restore <text:s text:c="2"/>nameif <text:s text:c="11"/>sysctl </text:p>
      <text:p text:style-name="P1">e2image <text:s text:c="9"/>iptables-save <text:s text:c="5"/>ntfsclone <text:s text:c="8"/>tc </text:p>
      <text:p text:style-name="P1"><text:soft-page-break/>e2label <text:s text:c="9"/>iptunnel <text:s text:c="10"/>ntfscp <text:s text:c="11"/>telinit </text:p>
      <text:p text:style-name="P1">e2undo <text:s text:c="10"/>isosize <text:s text:c="11"/>ntfslabel <text:s text:c="8"/>tune2fs </text:p>
      <text:p text:style-name="P1">ethtool <text:s text:c="9"/>iw <text:s text:c="16"/>ntfsresize <text:s text:c="7"/>udevadm </text:p>
      <text:p text:style-name="P1">fatlabel <text:s text:c="8"/>iwconfig <text:s text:c="10"/>ntfsundelete <text:s text:c="5"/>udevd </text:p>
      <text:p text:style-name="P1">fdisk <text:s text:c="11"/>iwevent <text:s text:c="11"/>on_ac_power <text:s text:c="6"/>umount.udisks2 </text:p>
      <text:p text:style-name="P1">findfs <text:s text:c="10"/>iwgetid <text:s text:c="11"/>pam_tally <text:s text:c="8"/>unix_chkpwd </text:p>
      <text:p text:style-name="P1">fixparts <text:s text:c="8"/>iwlist <text:s text:c="12"/>pam_tally2 <text:s text:c="7"/>unix_update </text:p>
      <text:p text:style-name="P1">fsck <text:s text:c="12"/>iwpriv <text:s text:c="12"/>parted <text:s text:c="11"/>upstart-dbus-bridge </text:p>
      <text:p text:style-name="P1">fsck.cramfs <text:s text:c="5"/>iwspy <text:s text:c="13"/>partprobe <text:s text:c="8"/>upstart-event-bridge </text:p>
      <text:p text:style-name="P1">fsck.ext2 <text:s text:c="7"/>kbdrate <text:s text:c="11"/>pccardctl <text:s text:c="8"/>upstart-file-bridge </text:p>
      <text:p text:style-name="P1">fsck.ext3 <text:s text:c="7"/>killall5 <text:s text:c="10"/>pivot_root <text:s text:c="7"/>upstart-local-bridge </text:p>
      <text:p text:style-name="P1">fsck.ext4 <text:s text:c="7"/>ldconfig <text:s text:c="10"/>plipconfig <text:s text:c="7"/>upstart-socket-bridge </text:p>
      <text:p text:style-name="P1">fsck.ext4dev <text:s text:c="4"/>ldconfig.real <text:s text:c="5"/>plymouthd <text:s text:c="8"/>upstart-udev-bridge </text:p>
      <text:p text:style-name="P1">fsck.fat <text:s text:c="8"/>logsave <text:s text:c="11"/>poweroff <text:s text:c="9"/>ureadahead </text:p>
      <text:p text:style-name="P1">fsck.minix <text:s text:c="6"/>losetup <text:s text:c="11"/>rarp <text:s text:c="13"/>wipefs </text:p>
      <text:p text:style-name="P1">fsck.msdos <text:s text:c="6"/>lsmod <text:s text:c="13"/>raw <text:s text:c="14"/>wpa_action </text:p>
      <text:p text:style-name="P1">fsck.nfs <text:s text:c="8"/>lspcmcia <text:s text:c="10"/>reboot <text:s text:c="11"/>wpa_cli </text:p>
      <text:p text:style-name="P1">fsck.vfat <text:s text:c="7"/>MAKEDEV <text:s text:c="11"/>regdbdump <text:s text:c="8"/>wpa_supplicant </text:p>
      <text:p text:style-name="P1">fsfreeze <text:s text:c="8"/>mii-tool <text:s text:c="10"/>reload <text:s text:c="11"/>xtables-multi </text:p>
      <text:p text:style-name="P1">fstab-decode <text:s text:c="4"/>mkdosfs <text:s text:c="11"/>resize2fs </text:p>
      <text:p text:style-name="P1">fstrim <text:s text:c="10"/>mke2fs <text:s text:c="12"/>resolvconf </text:p>
      <text:p text:style-name="P1"/>
      <text:p text:style-name="P1"/>
      <text:p text:style-name="P1">look tmp</text:p>
      <text:p text:style-name="P1">ds-ga-1007$ ls /tmp </text:p>
      <text:p text:style-name="P1">hsperfdata_ds-ga-1007 </text:p>
      <text:p text:style-name="P1">luy491ji.tmp </text:p>
      <text:p text:style-name="P1">OSL_PIPE_1000_SingleOfficeIPC_93bb229392f7ee9a7be78cc523d0be </text:p>
      <text:p text:style-name="P1">ssh-ttvhfS7HQWMM </text:p>
      <text:p text:style-name="P1">unity_support_test.1 </text:p>
      <text:p text:style-name="P1"/>
      <text:p text:style-name="P1"/>
      <text:p text:style-name="P1">look/boot</text:p>
      <text:p text:style-name="P1">ds-ga-1007$ ls /boot </text:p>
      <text:p text:style-name="P1">abi-3.13.0-32-generic <text:s text:c="8"/>memtest86+.bin </text:p>
      <text:p text:style-name="P1">abi-3.13.0-35-generic <text:s text:c="8"/>memtest86+.elf </text:p>
      <text:p text:style-name="P1">config-3.13.0-32-generic <text:s text:c="5"/>memtest86+_multiboot.bin </text:p>
      <text:p text:style-name="P1">config-3.13.0-35-generic <text:s text:c="5"/>System.map-3.13.0-32-generic </text:p>
      <text:p text:style-name="P1">grub <text:s text:c="25"/>System.map-3.13.0-35-generic </text:p>
      <text:p text:style-name="P1">initrd.img-3.13.0-32-generic <text:s/>vmlinuz-3.13.0-32-generic </text:p>
      <text:p text:style-name="P1">initrd.img-3.13.0-35-generic <text:s/>vmlinuz-3.13.0-35-generic </text:p>
      <text:p text:style-name="P1"/>
      <text:p text:style-name="P1">2</text:p>
      <text:p text:style-name="P1">ds-ga-1007$ ls /dev </text:p>
      <text:p text:style-name="P1">autofs <text:s text:c="10"/>mcelog <text:s text:c="13"/>sda5 <text:s text:c="5"/>tty3 <text:s text:c="2"/>tty60 <text:s text:c="5"/>ttyS4 </text:p>
      <text:p text:style-name="P1">block <text:s text:c="11"/>mem <text:s text:c="16"/>sg0 <text:s text:c="6"/>tty30 <text:s/>tty61 <text:s text:c="5"/>ttyS5 </text:p>
      <text:p text:style-name="P1">bsg <text:s text:c="13"/>net <text:s text:c="16"/>sg1 <text:s text:c="6"/>tty31 <text:s/>tty62 <text:s text:c="5"/>ttyS6 </text:p>
      <text:p text:style-name="P1">btrfs-control <text:s text:c="3"/>network_latency <text:s text:c="4"/>shm <text:s text:c="6"/>tty32 <text:s/>tty63 <text:s text:c="5"/>ttyS7 </text:p>
      <text:p text:style-name="P1">bus <text:s text:c="13"/>network_throughput <text:s/>snapshot <text:s/>tty33 <text:s/>tty7 <text:s text:c="6"/>ttyS8 </text:p>
      <text:p text:style-name="P1"><text:soft-page-break/>cdrom <text:s text:c="11"/>null <text:s text:c="15"/>snd <text:s text:c="6"/>tty34 <text:s/>tty8 <text:s text:c="6"/>ttyS9 </text:p>
      <text:p text:style-name="P1">char <text:s text:c="12"/>port <text:s text:c="15"/>sr0 <text:s text:c="6"/>tty35 <text:s/>tty9 <text:s text:c="6"/>uhid </text:p>
      <text:p text:style-name="P1">console <text:s text:c="9"/>ppp <text:s text:c="16"/>stderr <text:s text:c="3"/>tty36 <text:s/>ttyprintk <text:s/>uinput </text:p>
      <text:p text:style-name="P1">core <text:s text:c="12"/>psaux <text:s text:c="14"/>stdin <text:s text:c="4"/>tty37 <text:s/>ttyS0 <text:s text:c="5"/>urandom </text:p>
      <text:p text:style-name="P1">cpu <text:s text:c="13"/>ptmx <text:s text:c="15"/>stdout <text:s text:c="3"/>tty38 <text:s/>ttyS1 <text:s text:c="5"/>vboxguest </text:p>
      <text:p text:style-name="P1">cpu_dma_latency <text:s/>pts <text:s text:c="16"/>tty <text:s text:c="6"/>tty39 <text:s/>ttyS10 <text:s text:c="4"/>vboxuser </text:p>
      <text:p text:style-name="P1">cuse <text:s text:c="12"/>ram0 <text:s text:c="15"/>tty0 <text:s text:c="5"/>tty4 <text:s text:c="2"/>ttyS11 <text:s text:c="4"/>vcs </text:p>
      <text:p text:style-name="P1">disk <text:s text:c="12"/>ram1 <text:s text:c="15"/>tty1 <text:s text:c="5"/>tty40 <text:s/>ttyS12 <text:s text:c="4"/>vcs1 </text:p>
      <text:p text:style-name="P1">dri <text:s text:c="13"/>ram10 <text:s text:c="14"/>tty10 <text:s text:c="4"/>tty41 <text:s/>ttyS13 <text:s text:c="4"/>vcs2 </text:p>
      <text:p text:style-name="P1">ecryptfs <text:s text:c="8"/>ram11 <text:s text:c="14"/>tty11 <text:s text:c="4"/>tty42 <text:s/>ttyS14 <text:s text:c="4"/>vcs3 </text:p>
      <text:p text:style-name="P1">fb0 <text:s text:c="13"/>ram12 <text:s text:c="14"/>tty12 <text:s text:c="4"/>tty43 <text:s/>ttyS15 <text:s text:c="4"/>vcs4 </text:p>
      <text:p text:style-name="P1">fd <text:s text:c="14"/>ram13 <text:s text:c="14"/>tty13 <text:s text:c="4"/>tty44 <text:s/>ttyS16 <text:s text:c="4"/>vcs5 </text:p>
      <text:p text:style-name="P1">full <text:s text:c="12"/>ram14 <text:s text:c="14"/>tty14 <text:s text:c="4"/>tty45 <text:s/>ttyS17 <text:s text:c="4"/>vcs6 </text:p>
      <text:p text:style-name="P1">fuse <text:s text:c="12"/>ram15 <text:s text:c="14"/>tty15 <text:s text:c="4"/>tty46 <text:s/>ttyS18 <text:s text:c="4"/>vcs7 </text:p>
      <text:p text:style-name="P1">hidraw0 <text:s text:c="9"/>ram2 <text:s text:c="15"/>tty16 <text:s text:c="4"/>tty47 <text:s/>ttyS19 <text:s text:c="4"/>vcsa </text:p>
      <text:p text:style-name="P1">hpet <text:s text:c="12"/>ram3 <text:s text:c="15"/>tty17 <text:s text:c="4"/>tty48 <text:s/>ttyS2 <text:s text:c="5"/>vcsa1 </text:p>
      <text:p text:style-name="P1">input <text:s text:c="11"/>ram4 <text:s text:c="15"/>tty18 <text:s text:c="4"/>tty49 <text:s/>ttyS20 <text:s text:c="4"/>vcsa2 </text:p>
      <text:p text:style-name="P1">kmsg <text:s text:c="12"/>ram5 <text:s text:c="15"/>tty19 <text:s text:c="4"/>tty5 <text:s text:c="2"/>ttyS21 <text:s text:c="4"/>vcsa3 </text:p>
      <text:p text:style-name="P1">log <text:s text:c="13"/>ram6 <text:s text:c="15"/>tty2 <text:s text:c="5"/>tty50 <text:s/>ttyS22 <text:s text:c="4"/>vcsa4 </text:p>
      <text:p text:style-name="P1">loop0 <text:s text:c="11"/>ram7 <text:s text:c="15"/>tty20 <text:s text:c="4"/>tty51 <text:s/>ttyS23 <text:s text:c="4"/>vcsa5 </text:p>
      <text:p text:style-name="P1">loop1 <text:s text:c="11"/>ram8 <text:s text:c="15"/>tty21 <text:s text:c="4"/>tty52 <text:s/>ttyS24 <text:s text:c="4"/>vcsa6 </text:p>
      <text:p text:style-name="P1">loop2 <text:s text:c="11"/>ram9 <text:s text:c="15"/>tty22 <text:s text:c="4"/>tty53 <text:s/>ttyS25 <text:s text:c="4"/>vcsa7 </text:p>
      <text:p text:style-name="P1">loop3 <text:s text:c="11"/>random <text:s text:c="13"/>tty23 <text:s text:c="4"/>tty54 <text:s/>ttyS26 <text:s text:c="4"/>vga_arbiter </text:p>
      <text:p text:style-name="P1">loop4 <text:s text:c="11"/>rfkill <text:s text:c="13"/>tty24 <text:s text:c="4"/>tty55 <text:s/>ttyS27 <text:s text:c="4"/>vhci </text:p>
      <text:p text:style-name="P1">loop5 <text:s text:c="11"/>rtc <text:s text:c="16"/>tty25 <text:s text:c="4"/>tty56 <text:s/>ttyS28 <text:s text:c="4"/>vhost-net </text:p>
      <text:p text:style-name="P1">loop6 <text:s text:c="11"/>rtc0 <text:s text:c="15"/>tty26 <text:s text:c="4"/>tty57 <text:s/>ttyS29 <text:s text:c="4"/>zero </text:p>
      <text:p text:style-name="P1">loop7 <text:s text:c="11"/>sda <text:s text:c="16"/>tty27 <text:s text:c="4"/>tty58 <text:s/>ttyS3 </text:p>
      <text:p text:style-name="P1">loop-control <text:s text:c="4"/>sda1 <text:s text:c="15"/>tty28 <text:s text:c="4"/>tty59 <text:s/>ttyS30 </text:p>
      <text:p text:style-name="P1">mapper <text:s text:c="10"/>sda2 <text:s text:c="15"/>tty29 <text:s text:c="4"/>tty6 <text:s text:c="2"/>ttyS31 </text:p>
      <text:p text:style-name="P1"/>
      <text:p text:style-name="P1"/>
      <text:p text:style-name="P2">3:</text:p>
      <text:p text:style-name="P2">ds-ga-1007$ ls /proc </text:p>
      <text:p text:style-name="P2">1 <text:s text:c="4"/>1348 <text:s/>1514 <text:s/>1936 <text:s/>25 <text:s text:c="3"/>46 <text:s text:c="2"/>818 <text:s text:c="7"/>execdomains <text:s text:c="3"/>mtrr </text:p>
      <text:p text:style-name="P2">10 <text:s text:c="3"/>1350 <text:s/>1521 <text:s/>1940 <text:s/>26 <text:s text:c="3"/>47 <text:s text:c="2"/>819 <text:s text:c="7"/>fb <text:s text:c="12"/>net </text:p>
      <text:p text:style-name="P2">1041 <text:s/>1352 <text:s/>1530 <text:s/>1947 <text:s/>27 <text:s text:c="3"/>473 <text:s/>828 <text:s text:c="7"/>filesystems <text:s text:c="3"/>pagetypeinfo </text:p>
      <text:p text:style-name="P2">1061 <text:s/>1354 <text:s/>1574 <text:s/>1952 <text:s/>28 <text:s text:c="3"/>474 <text:s/>848 <text:s text:c="7"/>fs <text:s text:c="12"/>partitions </text:p>
      <text:p text:style-name="P2">1079 <text:s/>1359 <text:s/>1579 <text:s/>1974 <text:s/>2813 <text:s/>48 <text:s text:c="2"/>884 <text:s text:c="7"/>interrupts <text:s text:c="4"/>sched_debug </text:p>
      <text:p text:style-name="P2">11 <text:s text:c="3"/>1371 <text:s/>1580 <text:s/>1980 <text:s/>2820 <text:s/>5 <text:s text:c="3"/>9 <text:s text:c="9"/>iomem <text:s text:c="9"/>schedstat </text:p>
      <text:p text:style-name="P2">116 <text:s text:c="2"/>1377 <text:s/>1598 <text:s/>1989 <text:s/>2821 <text:s/>500 <text:s/>928 <text:s text:c="7"/>ioports <text:s text:c="7"/>scsi </text:p>
      <text:p text:style-name="P2">117 <text:s text:c="2"/>1381 <text:s/>16 <text:s text:c="3"/>1996 <text:s/>2873 <text:s/>506 <text:s/>935 <text:s text:c="7"/>ipmi <text:s text:c="10"/>self </text:p>
      <text:p text:style-name="P2">118 <text:s text:c="2"/>1384 <text:s/>1619 <text:s/>2 <text:s text:c="4"/>29 <text:s text:c="3"/>610 <text:s/>936 <text:s text:c="7"/>irq <text:s text:c="11"/>slabinfo </text:p>
      <text:p text:style-name="P2">119 <text:s text:c="2"/>1389 <text:s/>17 <text:s text:c="3"/>20 <text:s text:c="3"/>290 <text:s text:c="2"/>638 <text:s/>946 <text:s text:c="7"/>kallsyms <text:s text:c="6"/>softirqs </text:p>
      <text:p text:style-name="P2">1193 <text:s/>1393 <text:s/>1704 <text:s/>2009 <text:s/>2915 <text:s/>656 <text:s/>947 <text:s text:c="7"/>kcore <text:s text:c="9"/>stat </text:p>
      <text:p text:style-name="P2">12 <text:s text:c="3"/>14 <text:s text:c="3"/>1725 <text:s/>2014 <text:s/>295 <text:s text:c="2"/>68 <text:s text:c="2"/>acpi <text:s text:c="6"/>keys <text:s text:c="10"/>swaps </text:p>
      <text:p text:style-name="P2">128 <text:s text:c="2"/>1402 <text:s/>1773 <text:s/>2022 <text:s/>3 <text:s text:c="4"/>69 <text:s text:c="2"/>asound <text:s text:c="4"/>key-users <text:s text:c="5"/>sys </text:p>
      <text:p text:style-name="P2">1284 <text:s/>1403 <text:s/>1775 <text:s/>2027 <text:s/>30 <text:s text:c="3"/>695 <text:s/>buddyinfo <text:s/>kmsg <text:s text:c="10"/>sysrq-trigger </text:p>
      <text:p text:style-name="P2">129 <text:s text:c="2"/>1408 <text:s/>1777 <text:s/>2049 <text:s/>31 <text:s text:c="3"/>7 <text:s text:c="3"/>bus <text:s text:c="7"/>kpagecount <text:s text:c="4"/>sysvipc </text:p>
      <text:p text:style-name="P2">1292 <text:s/>1411 <text:s/>1781 <text:s/>21 <text:s text:c="3"/>3115 <text:s/>70 <text:s text:c="2"/>cgroups <text:s text:c="3"/>kpageflags <text:s text:c="4"/>timer_list </text:p>
      <text:p text:style-name="P2"><text:soft-page-break/>1297 <text:s/>1451 <text:s/>1787 <text:s/>2140 <text:s/>32 <text:s text:c="3"/>700 <text:s/>cmdline <text:s text:c="3"/>latency_stats <text:s/>timer_stats </text:p>
      <text:p text:style-name="P2">13 <text:s text:c="3"/>1497 <text:s/>1799 <text:s/>2142 <text:s/>355 <text:s text:c="2"/>753 <text:s/>consoles <text:s text:c="2"/>loadavg <text:s text:c="7"/>tty </text:p>
      <text:p text:style-name="P2">1302 <text:s/>15 <text:s text:c="3"/>18 <text:s text:c="3"/>22 <text:s text:c="3"/>397 <text:s text:c="2"/>757 <text:s/>cpuinfo <text:s text:c="3"/>locks <text:s text:c="9"/>uptime </text:p>
      <text:p text:style-name="P2">1313 <text:s/>1502 <text:s/>1837 <text:s/>23 <text:s text:c="3"/>429 <text:s text:c="2"/>762 <text:s/>crypto <text:s text:c="4"/>mdstat <text:s text:c="8"/>version </text:p>
      <text:p text:style-name="P2">1323 <text:s/>1505 <text:s/>19 <text:s text:c="3"/>24 <text:s text:c="3"/>434 <text:s text:c="2"/>763 <text:s/>devices <text:s text:c="3"/>meminfo <text:s text:c="7"/>version_signature </text:p>
      <text:p text:style-name="P2">1332 <text:s/>1507 <text:s/>1903 <text:s/>2454 <text:s/>44 <text:s text:c="3"/>766 <text:s/>diskstats <text:s/>misc <text:s text:c="10"/>vmallocinfo </text:p>
      <text:p text:style-name="P2">1339 <text:s/>1509 <text:s/>1911 <text:s/>2457 <text:s/>441 <text:s text:c="2"/>8 <text:s text:c="3"/>dma <text:s text:c="7"/>modules <text:s text:c="7"/>vmstat </text:p>
      <text:p text:style-name="P2">1346 <text:s/>1511 <text:s/>1931 <text:s/>2458 <text:s/>456 <text:s text:c="2"/>816 <text:s/>driver <text:s text:c="4"/>mounts <text:s text:c="8"/>zoneinfo </text:p>
      <text:p text:style-name="P2"/>
      <text:p text:style-name="P2"/>
      <text:p text:style-name="P2">find in interrupts</text:p>
      <text:p text:style-name="P2">ds-ga-1007$ cat /proc/interrupts </text:p>
      <text:p text:style-name="P2"><text:s text:c="11"/>CPU0 <text:s text:c="6"/></text:p>
      <text:p text:style-name="P2"><text:s text:c="2"/>0: <text:s text:c="8"/>57 <text:s text:c="2"/>IO-APIC-edge <text:s text:c="5"/>timer </text:p>
      <text:p text:style-name="P2"><text:s text:c="2"/>1: <text:s text:c="6"/>2196 <text:s text:c="2"/>IO-APIC-edge <text:s text:c="5"/>i8042 </text:p>
      <text:p text:style-name="P2"><text:s text:c="2"/>8: <text:s text:c="9"/>0 <text:s text:c="2"/>IO-APIC-edge <text:s text:c="5"/>rtc0 </text:p>
      <text:p text:style-name="P2"><text:s text:c="2"/>9: <text:s text:c="9"/>0 <text:s text:c="2"/>IO-APIC-fasteoi <text:s text:c="2"/>acpi </text:p>
      <text:p text:style-name="P2"><text:s/>12: <text:s text:c="5"/>15397 <text:s text:c="2"/>IO-APIC-edge <text:s text:c="5"/>i8042 </text:p>
      <text:p text:style-name="P2"><text:s/>14: <text:s text:c="5"/>34012 <text:s text:c="2"/>IO-APIC-edge <text:s text:c="5"/>ata_piix </text:p>
      <text:p text:style-name="P2"><text:s/>15: <text:s text:c="9"/>0 <text:s text:c="2"/>IO-APIC-edge <text:s text:c="5"/>ata_piix </text:p>
      <text:p text:style-name="P2"><text:s/>19: <text:s text:c="5"/>17462 <text:s text:c="2"/>IO-APIC-fasteoi <text:s text:c="2"/>eth0 </text:p>
      <text:p text:style-name="P2"><text:s/>20: <text:s text:c="5"/>23418 <text:s text:c="2"/>IO-APIC-fasteoi <text:s text:c="2"/>vboxguest </text:p>
      <text:p text:style-name="P2"><text:s/>21: <text:s text:c="5"/>14353 <text:s text:c="2"/>IO-APIC-fasteoi <text:s text:c="2"/>ahci, snd_intel8x0 </text:p>
      <text:p text:style-name="P2"><text:s/>22: <text:s text:c="8"/>32 <text:s text:c="2"/>IO-APIC-fasteoi <text:s text:c="2"/>ohci_hcd:usb1 </text:p>
      <text:p text:style-name="P2">NMI: <text:s text:c="9"/>0 <text:s text:c="2"/>Non-maskable interrupts </text:p>
      <text:p text:style-name="P2">LOC: <text:s text:c="3"/>1006672 <text:s text:c="2"/>Local timer interrupts </text:p>
      <text:p text:style-name="P2">SPU: <text:s text:c="9"/>0 <text:s text:c="2"/>Spurious interrupts </text:p>
      <text:p text:style-name="P2">PMI: <text:s text:c="9"/>0 <text:s text:c="2"/>Performance monitoring interrupts </text:p>
      <text:p text:style-name="P2">IWI: <text:s text:c="5"/>26606 <text:s text:c="2"/>IRQ work interrupts </text:p>
      <text:p text:style-name="P2">RTR: <text:s text:c="9"/>0 <text:s text:c="2"/>APIC ICR read retries </text:p>
      <text:p text:style-name="P2">RES: <text:s text:c="9"/>0 <text:s text:c="2"/>Rescheduling interrupts </text:p>
      <text:p text:style-name="P2">CAL: <text:s text:c="9"/>0 <text:s text:c="2"/>Function call interrupts </text:p>
      <text:p text:style-name="P2">TLB: <text:s text:c="9"/>0 <text:s text:c="2"/>TLB shootdowns </text:p>
      <text:p text:style-name="P2">TRM: <text:s text:c="9"/>0 <text:s text:c="2"/>Thermal event interrupts </text:p>
      <text:p text:style-name="P2">THR: <text:s text:c="9"/>0 <text:s text:c="2"/>Threshold APIC interrupts </text:p>
      <text:p text:style-name="P2">MCE: <text:s text:c="9"/>0 <text:s text:c="2"/>Machine check exceptions </text:p>
      <text:p text:style-name="P2">MCP: <text:s text:c="7"/>116 <text:s text:c="2"/>Machine check polls </text:p>
      <text:p text:style-name="P2">ERR: <text:s text:c="9"/>0 </text:p>
      <text:p text:style-name="P2">MIS: <text:s text:c="9"/>0 </text:p>
      <text:p text:style-name="P2"/>
      <text:p text:style-name="P2">find in devices</text:p>
      <text:p text:style-name="P2">ds-ga-1007$ cat /proc/devices </text:p>
      <text:p text:style-name="P2">Character devices: </text:p>
      <text:p text:style-name="P2"><text:s text:c="2"/>1 mem </text:p>
      <text:p text:style-name="P2"><text:s text:c="2"/>4 /dev/vc/0 </text:p>
      <text:p text:style-name="P2"><text:s text:c="2"/>4 tty </text:p>
      <text:p text:style-name="P2"><text:s text:c="2"/>4 ttyS </text:p>
      <text:p text:style-name="P2"><text:s text:c="2"/>5 /dev/tty </text:p>
      <text:p text:style-name="P2"><text:s text:c="2"/>5 /dev/console </text:p>
      <text:p text:style-name="P2"><text:soft-page-break/><text:s text:c="2"/>5 /dev/ptmx </text:p>
      <text:p text:style-name="P2"><text:s text:c="2"/>5 ttyprintk </text:p>
      <text:p text:style-name="P2"><text:s text:c="2"/>6 lp </text:p>
      <text:p text:style-name="P2"><text:s text:c="2"/>7 vcs </text:p>
      <text:p text:style-name="P2"><text:s/>10 misc </text:p>
      <text:p text:style-name="P2"><text:s/>13 input </text:p>
      <text:p text:style-name="P2"><text:s/>21 sg </text:p>
      <text:p text:style-name="P2"><text:s/>29 fb </text:p>
      <text:p text:style-name="P2"><text:s/>99 ppdev </text:p>
      <text:p text:style-name="P2">108 ppp </text:p>
      <text:p text:style-name="P2">116 alsa </text:p>
      <text:p text:style-name="P2">128 ptm </text:p>
      <text:p text:style-name="P2">136 pts </text:p>
      <text:p text:style-name="P2">180 usb </text:p>
      <text:p text:style-name="P2">189 usb_device </text:p>
      <text:p text:style-name="P2">216 rfcomm </text:p>
      <text:p text:style-name="P2">226 drm </text:p>
      <text:p text:style-name="P2">251 hidraw </text:p>
      <text:p text:style-name="P2">252 bsg </text:p>
      <text:p text:style-name="P2">253 watchdog </text:p>
      <text:p text:style-name="P2">254 rtc </text:p>
      <text:p text:style-name="P2"/>
      <text:p text:style-name="P2">Block devices: </text:p>
      <text:p text:style-name="P2"><text:s text:c="2"/>1 ramdisk </text:p>
      <text:p text:style-name="P2">259 blkext </text:p>
      <text:p text:style-name="P2"><text:s text:c="2"/>7 loop </text:p>
      <text:p text:style-name="P2"><text:s text:c="2"/>8 sd </text:p>
      <text:p text:style-name="P2"><text:s text:c="2"/>9 md </text:p>
      <text:p text:style-name="P2"><text:s/>11 sr </text:p>
      <text:p text:style-name="P2"><text:s/>65 sd </text:p>
      <text:p text:style-name="P2"><text:s/>66 sd </text:p>
      <text:p text:style-name="P2"><text:s/>67 sd </text:p>
      <text:p text:style-name="P2"><text:s/>68 sd </text:p>
      <text:p text:style-name="P2"><text:s/>69 sd </text:p>
      <text:p text:style-name="P2"><text:s/>70 sd </text:p>
      <text:p text:style-name="P2"><text:s/>71 sd </text:p>
      <text:p text:style-name="P2">128 sd </text:p>
      <text:p text:style-name="P2">129 sd </text:p>
      <text:p text:style-name="P2">130 sd </text:p>
      <text:p text:style-name="P2">131 sd </text:p>
      <text:p text:style-name="P2">132 sd </text:p>
      <text:p text:style-name="P2">133 sd </text:p>
      <text:p text:style-name="P2">134 sd </text:p>
      <text:p text:style-name="P2">135 sd </text:p>
      <text:p text:style-name="P2">252 device-mapper </text:p>
      <text:p text:style-name="P2">253 virtblk </text:p>
      <text:p text:style-name="P2">254 mdp </text:p>
      <text:p text:style-name="P2"/>
      <text:p text:style-name="P2"/>
      <text:p text:style-name="P2"><text:soft-page-break/>cpu info</text:p>
      <text:p text:style-name="P2"/>
      <text:p text:style-name="P2">ds-ga-1007$ cat /proc/cpuinfo </text:p>
      <text:p text:style-name="P2">processor<text:tab/>: 0 </text:p>
      <text:p text:style-name="P2">vendor_id<text:tab/>: GenuineIntel </text:p>
      <text:p text:style-name="P2">cpu family<text:tab/>: 6 </text:p>
      <text:p text:style-name="P2">model<text:tab/><text:tab/>: 69 </text:p>
      <text:p text:style-name="P2">model name<text:tab/>: Intel(R) Core(TM) i5-4258U CPU @ 2.40GHz </text:p>
      <text:p text:style-name="P2">stepping<text:tab/>: 1 </text:p>
      <text:p text:style-name="P2">microcode<text:tab/>: 0x19 </text:p>
      <text:p text:style-name="P2">cpu MHz<text:tab/><text:tab/>: 2402.846 </text:p>
      <text:p text:style-name="P2">cache size<text:tab/>: 6144 KB </text:p>
      <text:p text:style-name="P2">physical id<text:tab/>: 0 </text:p>
      <text:p text:style-name="P2">siblings<text:tab/>: 1 </text:p>
      <text:p text:style-name="P2">core id<text:tab/><text:tab/>: 0 </text:p>
      <text:p text:style-name="P2">cpu cores<text:tab/>: 1 </text:p>
      <text:p text:style-name="P2">apicid<text:tab/><text:tab/>: 0 </text:p>
      <text:p text:style-name="P2">initial apicid<text:tab/>: 0 </text:p>
      <text:p text:style-name="P2">fpu<text:tab/><text:tab/>: yes </text:p>
      <text:p text:style-name="P2">fpu_exception<text:tab/>: yes </text:p>
      <text:p text:style-name="P2">cpuid level<text:tab/>: 5 </text:p>
      <text:p text:style-name="P2">wp<text:tab/><text:tab/>: yes </text:p>
      <text:p text:style-name="P2">flags<text:tab/><text:tab/>: fpu vme de pse tsc msr pae mce cx8 apic sep mtrr pge mca cmov pat pse36 clflush mmx fxsr sse sse2 syscall nx rdtscp lm constant_tsc rep_good nopl pni monitor ssse3 lahf_lm </text:p>
      <text:p text:style-name="P2">bogomips<text:tab/>: 4805.69 </text:p>
      <text:p text:style-name="P2">clflush size<text:tab/>: 64 </text:p>
      <text:p text:style-name="P2">cache_alignment<text:tab/>: 64 </text:p>
      <text:p text:style-name="P2">address sizes<text:tab/>: 39 bits physical, 48 bits virtual </text:p>
      <text:p text:style-name="P2">power management: </text:p>
      <text:p text:style-name="P2"/>
      <text:p text:style-name="P2"/>
      <text:p text:style-name="P2"/>
      <text:p text:style-name="P2">mem info</text:p>
      <text:p text:style-name="P2">ds-ga-1007$ cat /proc/meminfo </text:p>
      <text:p text:style-name="P2">MemTotal: <text:s text:c="7"/>4048368 kB </text:p>
      <text:p text:style-name="P2">MemFree: <text:s text:c="8"/>2933032 kB </text:p>
      <text:p text:style-name="P2">Buffers: <text:s text:c="10"/>59700 kB </text:p>
      <text:p text:style-name="P2">Cached: <text:s text:c="10"/>462364 kB </text:p>
      <text:p text:style-name="P2">SwapCached: <text:s text:c="11"/>0 kB </text:p>
      <text:p text:style-name="P2">Active: <text:s text:c="10"/>630708 kB </text:p>
      <text:p text:style-name="P2">Inactive: <text:s text:c="8"/>376436 kB </text:p>
      <text:p text:style-name="P2">Active(anon): <text:s text:c="4"/>485820 kB </text:p>
      <text:p text:style-name="P2">Inactive(anon): <text:s text:c="4"/>5288 kB </text:p>
      <text:p text:style-name="P2">Active(file): <text:s text:c="4"/>144888 kB </text:p>
      <text:p text:style-name="P2">Inactive(file): <text:s text:c="2"/>371148 kB </text:p>
      <text:p text:style-name="P2">Unevictable: <text:s text:c="9"/>16 kB </text:p>
      <text:p text:style-name="P2">Mlocked: <text:s text:c="13"/>16 kB </text:p>
      <text:p text:style-name="P2">SwapTotal: <text:s text:c="6"/>4193276 kB </text:p>
      <text:p text:style-name="P2">SwapFree: <text:s text:c="7"/>4193276 kB </text:p>
      <text:p text:style-name="P2"><text:soft-page-break/>Dirty: <text:s text:c="16"/>0 kB </text:p>
      <text:p text:style-name="P2">Writeback: <text:s text:c="12"/>0 kB </text:p>
      <text:p text:style-name="P2">AnonPages: <text:s text:c="7"/>485092 kB </text:p>
      <text:p text:style-name="P2">Mapped: <text:s text:c="10"/>131924 kB </text:p>
      <text:p text:style-name="P2">Shmem: <text:s text:c="13"/>6032 kB </text:p>
      <text:p text:style-name="P2">Slab: <text:s text:c="13"/>43732 kB </text:p>
      <text:p text:style-name="P2">SReclaimable: <text:s text:c="5"/>25296 kB </text:p>
      <text:p text:style-name="P2">SUnreclaim: <text:s text:c="7"/>18436 kB </text:p>
      <text:p text:style-name="P2">KernelStack: <text:s text:c="7"/>2576 kB </text:p>
      <text:p text:style-name="P2">PageTables: <text:s text:c="7"/>24852 kB </text:p>
      <text:p text:style-name="P2">NFS_Unstable: <text:s text:c="9"/>0 kB </text:p>
      <text:p text:style-name="P2">Bounce: <text:s text:c="15"/>0 kB </text:p>
      <text:p text:style-name="P2">WritebackTmp: <text:s text:c="9"/>0 kB </text:p>
      <text:p text:style-name="P2">CommitLimit: <text:s text:c="4"/>6217460 kB </text:p>
      <text:p text:style-name="P2">Committed_AS: <text:s text:c="3"/>2505820 kB </text:p>
      <text:p text:style-name="P2">VmallocTotal: <text:s text:c="2"/>34359738367 kB </text:p>
      <text:p text:style-name="P2">VmallocUsed: <text:s text:c="6"/>55892 kB </text:p>
      <text:p text:style-name="P2">VmallocChunk: <text:s text:c="2"/>34359678343 kB </text:p>
      <text:p text:style-name="P2">HardwareCorrupted: <text:s text:c="4"/>0 kB </text:p>
      <text:p text:style-name="P2">AnonHugePages: <text:s text:c="3"/>198656 kB </text:p>
      <text:p text:style-name="P2">HugePages_Total: <text:s text:c="6"/>0 </text:p>
      <text:p text:style-name="P2">HugePages_Free: <text:s text:c="7"/>0 </text:p>
      <text:p text:style-name="P2">HugePages_Rsvd: <text:s text:c="7"/>0 </text:p>
      <text:p text:style-name="P2">HugePages_Surp: <text:s text:c="7"/>0 </text:p>
      <text:p text:style-name="P2">Hugepagesize: <text:s text:c="6"/>2048 kB </text:p>
      <text:p text:style-name="P2">DirectMap4k: <text:s text:c="6"/>42944 kB </text:p>
      <text:p text:style-name="P2">DirectMap2M: <text:s text:c="4"/>4151296 kB </text:p>
      <text:p text:style-name="P2"/>
      <text:p text:style-name="P2">uptime</text:p>
      <text:p text:style-name="P2">ds-ga-1007$ cat /proc/uptime </text:p>
      <text:p text:style-name="P2">35058.93 32970.14 </text:p>
      <text:p text:style-name="P2"/>
      <text:p text:style-name="P2">proc for </text:p>
      <text:p text:style-name="P2"/>
      <text:p text:style-name="P3">ds-ga-1007$ cd /home </text:p>
      <text:p text:style-name="P3">ds-ga-1007$ pwd </text:p>
      <text:p text:style-name="P3">/ho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1:33:58.312712858</meta:creation-date>
    <meta:editing-duration>PT3M50S</meta:editing-duration>
    <meta:editing-cycles>3</meta:editing-cycles>
    <meta:generator>LibreOffice/4.2.6.3$Linux_X86_64 LibreOffice_project/420m0$Build-3</meta:generator>
    <meta:print-date>2014-09-11T11:38:26.559936624</meta:print-date>
    <dc:date>2014-09-11T11:41:56.174425125</dc:date>
    <meta:document-statistic meta:table-count="0" meta:image-count="0" meta:object-count="0" meta:page-count="20" meta:paragraph-count="939" meta:word-count="2980" meta:character-count="40624" meta:non-whitespace-character-count="21204"/>
  </office:meta>
</office:document-meta>
</file>